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200000002000309F1C.png" manifest:media-type="image/png"/>
  <manifest:file-entry manifest:full-path="Pictures/10000000000001A60000008E5D5F0BC9.jpg" manifest:media-type="image/jpeg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images/Bitmaps/" manifest:media-type=""/>
  <manifest:file-entry manifest:full-path="Configurations2/toolbar/" manifest:media-type=""/>
  <manifest:file-entry manifest:full-path="Configurations2/floater/" manifest:media-type=""/>
  <manifest:file-entry manifest:full-path="Configurations2/toolpanel/" manifest:media-type=""/>
  <manifest:file-entry manifest:full-path="Configurations2/menubar/" manifest:media-type=""/>
  <manifest:file-entry manifest:full-path="Configurations2/popupmenu/" manifest:media-type=""/>
  <manifest:file-entry manifest:full-path="Configurations2/statusbar/" manifest:media-type=""/>
  <manifest:file-entry manifest:full-path="Configurations2/progressbar/" manifest:media-type="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font-charset="x-symbol" style:name="StarSymbol1" svg:font-family="StarSymbol"/>
    <style:font-face style:font-family-generic="modern" style:font-pitch="fixed" style:name="Cumberland1" svg:font-family="Cumberland"/>
    <style:font-face style:font-adornments="Standard" style:font-family-generic="modern" style:font-pitch="fixed" style:name="Cumberland" svg:font-family="Cumberland"/>
    <style:font-face style:font-pitch="variable" style:name="Arial Unicode MS" svg:font-family="'Arial Unicode MS'"/>
    <style:font-face style:font-pitch="variable" style:name="HG Mincho Light J" svg:font-family="'HG Mincho Light J'"/>
    <style:font-face style:font-adornments="Regular" style:font-pitch="variable" style:name="StarSymbol2" svg:font-family="StarSymbol"/>
    <style:font-face style:font-adornments="Standard" style:font-pitch="variable" style:name="StarSymbol" svg:font-family="StarSymbol"/>
    <style:font-face style:font-family-generic="roman" style:font-pitch="variable" style:name="Thorndale" svg:font-family="Thorndale"/>
    <style:font-face style:font-adornments="Fett" style:font-family-generic="roman" style:font-pitch="variable" style:name="Thorndale2" svg:font-family="Thorndale"/>
    <style:font-face style:font-adornments="Regular" style:font-family-generic="roman" style:font-pitch="variable" style:name="Thorndale3" svg:font-family="Thorndale"/>
    <style:font-face style:font-adornments="Standard" style:font-family-generic="roman" style:font-pitch="variable" style:name="Thorndale1" svg:font-family="Thorndale"/>
    <style:font-face style:font-family-generic="swiss" style:font-pitch="variable" style:name="Albany" svg:font-family="Albany"/>
    <style:font-face style:font-family-generic="swiss" style:font-pitch="variable" style:name="Arial" svg:font-family="Arial"/>
  </office:font-face-decls>
  <office:automatic-styles>
    <style:style style:family="text" style:name="a63ea53">
      <style:text-properties fo:background-color="#3deb3d" fo:font-weight="bold" style:font-weight-asian="bold" style:font-weight-complex="bold"/>
    </style:style>
    <style:style style:family="text" style:name="a3c8a7d">
      <style:text-properties fo:background-color="#3deb3d" fo:font-weight="bold" style:font-weight-asian="bold" style:font-weight-complex="bold"/>
    </style:style>
    <style:style style:family="paragraph" style:name="a3f003d">
      <style:paragraph-properties/>
      <style:text-properties/>
    </style:style>
    <style:style style:family="table" style:name="Tabelle11">
      <style:table-properties fo:margin-bottom="0.199cm" fo:margin-top="0.199cm" style:width="16.999cm" style:writing-mode="lr-tb" table:align="margins"/>
    </style:style>
    <style:style style:family="table-column" style:name="Tabelle11.A">
      <style:table-column-properties style:column-width="0.501cm" style:rel-column-width="1933*"/>
    </style:style>
    <style:style style:family="table-column" style:name="Tabelle11.B">
      <style:table-column-properties style:column-width="2.002cm" style:rel-column-width="7718*"/>
    </style:style>
    <style:style style:family="table-column" style:name="Tabelle11.C">
      <style:table-column-properties style:column-width="0.799cm" style:rel-column-width="3083*"/>
    </style:style>
    <style:style style:family="table-column" style:name="Tabelle11.E">
      <style:table-column-properties style:column-width="0.801cm" style:rel-column-width="3090*"/>
    </style:style>
    <style:style style:family="table-column" style:name="Tabelle11.M">
      <style:table-column-properties style:column-width="0.48cm" style:rel-column-width="1851*"/>
    </style:style>
    <style:style style:family="table-cell" style:name="Tabelle11.A1">
      <style:table-cell-properties fo:background-color="transparent" fo:border-bottom="none" fo:border-left="0.176cm solid #e6e6e6" fo:border-right="none" fo:border-top="0.035cm solid #e6e6e6" fo:padding="0.049cm">
        <style:background-image/>
      </style:table-cell-properties>
    </style:style>
    <style:style style:family="table-cell" style:name="Tabelle11.B1">
      <style:table-cell-properties fo:background-color="transparent" fo:border-bottom="none" fo:border-left="none" fo:border-right="none" fo:border-top="0.035cm solid #e6e6e6" fo:padding="0.049cm">
        <style:background-image/>
      </style:table-cell-properties>
    </style:style>
    <style:style style:family="table-cell" style:name="Tabelle11.M1">
      <style:table-cell-properties fo:background-color="transparent" fo:border-bottom="none" fo:border-left="none" fo:border-right="0.176cm solid #e6e6e6" fo:border-top="0.035cm solid #e6e6e6" fo:padding="0.049cm">
        <style:background-image/>
      </style:table-cell-properties>
    </style:style>
    <style:style style:family="table-cell" style:name="Tabelle11.A2">
      <style:table-cell-properties fo:background-color="transparent" fo:border-bottom="none" fo:border-left="0.176cm solid #e6e6e6" fo:border-right="none" fo:border-top="none" fo:padding="0.049cm">
        <style:background-image/>
      </style:table-cell-properties>
    </style:style>
    <style:style style:family="table-cell" style:name="Tabelle11.B2">
      <style:table-cell-properties fo:background-color="transparent" fo:border="none" fo:padding="0.049cm">
        <style:background-image/>
      </style:table-cell-properties>
    </style:style>
    <style:style style:family="table-cell" style:name="Tabelle11.M2">
      <style:table-cell-properties fo:background-color="transparent" fo:border-bottom="none" fo:border-left="none" fo:border-right="0.176cm solid #e6e6e6" fo:border-top="none" fo:padding="0.049cm">
        <style:background-image/>
      </style:table-cell-properties>
    </style:style>
    <style:style style:family="table-cell" style:name="Tabelle11.F3">
      <style:table-cell-properties fo:background-color="#cccccc" fo:border="0.002cm solid #000000" fo:padding="0.049cm">
        <style:background-image/>
      </style:table-cell-properties>
    </style:style>
    <style:style style:family="table-row" style:name="Tabelle11.4">
      <style:table-row-properties style:row-height="1cm"/>
    </style:style>
    <style:style style:family="table-cell" style:name="Tabelle11.D5">
      <style:table-cell-properties fo:background-color="#e6e6e6" fo:border="0.002cm solid #000000" fo:padding="0.049cm">
        <style:background-image/>
      </style:table-cell-properties>
    </style:style>
    <style:style style:family="table-cell" style:name="Tabelle11.A8">
      <style:table-cell-properties fo:background-color="transparent" fo:border-bottom="0.035cm solid #e6e6e6" fo:border-left="0.176cm solid #e6e6e6" fo:border-right="none" fo:border-top="none" fo:padding="0.049cm">
        <style:background-image/>
      </style:table-cell-properties>
    </style:style>
    <style:style style:family="table-cell" style:name="Tabelle11.B8">
      <style:table-cell-properties fo:background-color="transparent" fo:border-bottom="0.035cm solid #e6e6e6" fo:border-left="none" fo:border-right="none" fo:border-top="none" fo:padding="0.049cm">
        <style:background-image/>
      </style:table-cell-properties>
    </style:style>
    <style:style style:family="table-cell" style:name="Tabelle11.M8">
      <style:table-cell-properties fo:background-color="transparent" fo:border-bottom="0.035cm solid #e6e6e6" fo:border-left="none" fo:border-right="0.176cm solid #e6e6e6" fo:border-top="none" fo:padding="0.049cm">
        <style:background-image/>
      </style:table-cell-properties>
    </style:style>
    <style:style style:family="paragraph" style:name="P1" style:parent-style-name="xl_5f_header_5f_footer">
      <style:paragraph-properties>
        <style:tab-stops>
          <style:tab-stop style:position="8.488cm" style:type="center"/>
          <style:tab-stop style:position="16.976cm" style:type="right"/>
        </style:tab-stops>
      </style:paragraph-properties>
    </style:style>
    <style:style style:family="paragraph" style:name="P2" style:parent-style-name="xl_5f_text_5f_keep">
      <style:paragraph-properties style:writing-mode="lr-tb"/>
    </style:style>
    <style:style style:family="paragraph" style:name="P3" style:parent-style-name="xl_5f_text">
      <style:paragraph-properties style:writing-mode="lr-tb"/>
    </style:style>
    <style:style style:family="paragraph" style:name="P4" style:parent-style-name="xl_5f_table_5f_text">
      <style:paragraph-properties style:writing-mode="lr-tb"/>
    </style:style>
    <style:style style:family="paragraph" style:name="P5" style:parent-style-name="xl_5f_table_5f_text">
      <style:paragraph-properties style:writing-mode="lr-tb">
        <style:tab-stops>
          <style:tab-stop style:position="4.36cm"/>
          <style:tab-stop style:position="7.832cm"/>
        </style:tab-stops>
      </style:paragraph-properties>
    </style:style>
    <style:style style:family="paragraph" style:name="P6" style:parent-style-name="xl_5f_table_5f_text">
      <style:paragraph-properties style:writing-mode="lr-tb">
        <style:tab-stops>
          <style:tab-stop style:position="3.81cm"/>
        </style:tab-stops>
      </style:paragraph-properties>
    </style:style>
    <style:style style:family="paragraph" style:name="P7" style:parent-style-name="xl_5f_spec_5f_formula_5f_keep">
      <style:paragraph-properties style:writing-mode="lr-tb"/>
    </style:style>
    <style:style style:family="paragraph" style:name="P8" style:parent-style-name="xl_5f_spec_5f_example_5f_hex">
      <style:paragraph-properties style:writing-mode="lr-tb"/>
    </style:style>
    <style:style style:family="paragraph" style:name="P9" style:parent-style-name="xl_5f_table_5f_text">
      <style:paragraph-properties fo:margin-left="0.101cm" fo:margin-right="0cm" fo:text-indent="0cm" style:auto-text-indent="false" style:writing-mode="lr-tb"/>
    </style:style>
    <style:style style:family="paragraph" style:name="P10" style:parent-style-name="xl_5f_table_5f_text">
      <style:paragraph-properties>
        <style:tab-stops>
          <style:tab-stop style:position="4.826cm"/>
        </style:tab-stops>
      </style:paragraph-properties>
    </style:style>
    <style:style style:family="paragraph" style:name="P11" style:parent-style-name="xl_5f_table_5f_text">
      <style:paragraph-properties>
        <style:tab-stops>
          <style:tab-stop style:position="3.81cm"/>
        </style:tab-stops>
      </style:paragraph-properties>
    </style:style>
    <style:style style:family="paragraph" style:name="P12" style:parent-style-name="xl_5f_table_5f_text_5f_center">
      <style:text-properties style:font-name="Thorndale1" style:font-name-asian="Thorndale1" style:font-name-complex="Thorndale1"/>
    </style:style>
    <style:style style:family="paragraph" style:name="P13" style:parent-style-name="xl_5f_spec_5f_example_5f_hex">
      <style:paragraph-properties>
        <style:tab-stops>
          <style:tab-stop style:position="1.296cm"/>
          <style:tab-stop style:position="7.646cm"/>
        </style:tab-stops>
      </style:paragraph-properties>
    </style:style>
    <style:style style:family="paragraph" style:name="P14" style:parent-style-name="xl_5f_contents_5f_level1">
      <style:paragraph-properties>
        <style:tab-stops>
          <style:tab-stop style:position="0.6cm"/>
          <style:tab-stop style:leader-style="dotted" style:leader-text="." style:position="17.002cm" style:type="right"/>
        </style:tab-stops>
      </style:paragraph-properties>
    </style:style>
    <style:style style:family="paragraph" style:name="P15" style:parent-style-name="xl_5f_contents_5f_level2">
      <style:paragraph-properties>
        <style:tab-stops>
          <style:tab-stop style:position="0.75cm"/>
          <style:tab-stop style:position="1.649cm"/>
          <style:tab-stop style:position="17.002cm" style:type="right"/>
        </style:tab-stops>
      </style:paragraph-properties>
    </style:style>
    <style:style style:family="paragraph" style:master-page-name="xl_5f_page_5f_title" style:name="P16" style:parent-style-name="xl_5f_text">
      <style:paragraph-properties style:page-number="auto"/>
    </style:style>
    <style:style style:family="paragraph" style:name="P17" style:parent-style-name="xl_5f_headline_5f_level1">
      <style:paragraph-properties fo:break-before="page"/>
    </style:style>
    <style:style style:family="paragraph" style:master-page-name="" style:name="P18" style:parent-style-name="xl_5f_headline_5f_level2">
      <style:paragraph-properties fo:break-after="auto" fo:break-before="auto" style:page-number="auto"/>
    </style:style>
    <style:style style:family="paragraph" style:name="P19" style:parent-style-name="xl_5f_list_5f_bullet">
      <style:paragraph-properties style:writing-mode="lr-tb"/>
    </style:style>
    <style:style style:family="paragraph" style:master-page-name="" style:name="P20" style:parent-style-name="xl_5f_list_5f_num">
      <style:paragraph-properties fo:break-before="page" style:page-number="auto" text:line-number="1" text:number-lines="true"/>
    </style:style>
    <style:style style:family="paragraph" style:name="P21" style:parent-style-name="xl_5f_list_5f_num">
      <style:paragraph-properties style:writing-mode="lr-tb"/>
    </style:style>
    <style:style style:family="paragraph" style:name="P22">
      <style:paragraph-properties fo:text-align="center"/>
    </style:style>
    <style:style style:family="text" style:name="T1">
      <style:text-properties fo:font-size="9pt" style:font-name="StarSymbol" style:font-name-asian="StarSymbol" style:font-name-complex="StarSymbol"/>
    </style:style>
    <style:style style:family="text" style:name="T2">
      <style:text-properties fo:country="GB" fo:language="en"/>
    </style:style>
    <style:style style:family="text" style:name="T3">
      <style:text-properties fo:font-size="8pt" style:font-name="StarSymbol2" style:font-name-asian="StarSymbol2" style:font-name-complex="StarSymbol2"/>
    </style:style>
    <style:style style:family="text" style:name="T4">
      <style:text-properties style:text-position="sub 58%"/>
    </style:style>
    <style:style style:family="text" style:name="T5">
      <style:text-properties style:text-position="super 58%"/>
    </style:style>
    <style:style style:family="text" style:name="T6">
      <style:text-properties style:text-position="0% 100%"/>
    </style:style>
    <style:style style:family="text" style:name="T7">
      <style:text-properties fo:font-size="10pt" fo:font-style="normal" fo:font-weight="normal" fo:text-shadow="none" style:font-name="Cumberland" style:font-name-asian="Albany" style:font-name-complex="Albany" style:font-size-asian="10pt" style:font-size-complex="10pt" style:font-style-asian="normal" style:font-style-complex="normal" style:font-weight-asian="normal" style:font-weight-complex="normal" style:text-emphasize="none" style:text-line-through-style="none" style:text-outline="false" style:text-underline-style="none"/>
    </style:style>
    <style:style style:family="text" style:name="T8">
      <style:text-properties fo:font-size="10pt" fo:font-style="normal" fo:font-weight="normal" fo:text-shadow="none" style:font-name="Cumberland" style:font-name-asian="Albany" style:font-name-complex="Albany" style:font-size-asian="10pt" style:font-size-complex="10pt" style:font-style-asian="normal" style:font-style-complex="normal" style:font-weight-asian="normal" style:font-weight-complex="normal" style:text-emphasize="none" style:text-line-through-style="none" style:text-outline="false" style:text-position="sub 58%" style:text-underline-style="none"/>
    </style:style>
    <style:style style:family="text" style:name="T9">
      <style:text-properties fo:font-size="10pt" fo:font-style="normal" fo:font-weight="normal" fo:text-shadow="none" style:font-name="Albany" style:font-name-asian="Albany" style:font-name-complex="Albany" style:font-size-asian="10pt" style:font-size-complex="10pt" style:font-style-asian="normal" style:font-style-complex="normal" style:font-weight-asian="normal" style:font-weight-complex="normal" style:text-emphasize="none" style:text-line-through-style="none" style:text-outline="false" style:text-underline-style="none"/>
    </style:style>
    <style:style style:family="text" style:name="T10">
      <style:text-properties style:font-name="Thorndale1" style:font-name-asian="Thorndale1" style:font-name-complex="Thorndale1"/>
    </style:style>
    <style:style style:family="graphic" style:name="fr1" style:parent-style-name="Graphics">
      <style:graphic-properties draw:blue="0%" draw:color-inversion="false" draw:color-mode="standard" draw:contrast="0%" draw:gamma="100%" draw:green="0%" draw:image-opacity="100%" draw:luminance="0%" draw:red="0%" fo:clip="rect(0cm, 0cm, 0cm, 0cm)" style:horizontal-pos="left" style:horizontal-rel="paragraph" style:mirror="none" style:protect="content size position" style:run-through="foreground" style:vertical-pos="top" style:vertical-rel="paragraph-content" style:wrap="none"/>
    </style:style>
    <style:style style:family="graphic" style:name="gr1">
      <style:graphic-properties draw:marker-end="Arrow" draw:marker-end-center="false" draw:marker-end-width="0.15cm" draw:marker-start-center="false" draw:marker-start-width="0.15cm" draw:textarea-horizontal-align="center" draw:textarea-vertical-align="middle" draw:wrap-influence-on-position="once-concurrent" style:flow-with-text="false" style:horizontal-pos="from-left" style:horizontal-rel="paragraph" style:number-wrapped-paragraphs="no-limit" style:run-through="foreground" style:vertical-pos="from-top" style:vertical-rel="paragraph" style:wrap="run-through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a3f003d"><text:span text:style-name="a3c8a7d">2</text:span><text:s/><text:span text:style-name="a63ea53"><text:s/></text:span>3 4<text:s/></text:p>
      <text:p text:style-name="P16"><draw:frame draw:name="gfx_ooo" draw:style-name="fr1" draw:z-index="0" style:rel-height="7%" style:rel-width="33%" svg:height="1.797cm" svg:width="5.607cm" text:anchor-type="paragraph"><draw:image xlink:actuate="onLoad" xlink:href="Pictures/10000000000001A60000008E5D5F0BC9.jpg" xlink:show="embed" xlink:type="simple"/></draw:frame></text:p>
      <table:table table:name="Tabelle11" table:style-name="Tabelle11">
        <table:table-column table:style-name="Tabelle11.A"/>
        <table:table-column table:style-name="Tabelle11.B"/>
        <table:table-column table:style-name="Tabelle11.C"/>
        <table:table-column table:style-name="Tabelle11.B"/>
        <table:table-column table:style-name="Tabelle11.E"/>
        <table:table-column table:style-name="Tabelle11.B"/>
        <table:table-column table:style-name="Tabelle11.E"/>
        <table:table-column table:style-name="Tabelle11.B"/>
        <table:table-column table:style-name="Tabelle11.E"/>
        <table:table-column table:style-name="Tabelle11.B"/>
        <table:table-column table:style-name="Tabelle11.E"/>
        <table:table-column table:style-name="Tabelle11.B"/>
        <table:table-column table:style-name="Tabelle11.M"/>
        <table:table-header-rows>
          <table:table-row>
            <table:table-cell office:value-type="string" table:style-name="Tabelle11.A1">
              <text:p text:style-name="xl_5f_table_5f_text_5f_center"/>
            </table:table-cell>
            <table:table-cell office:value-type="string" table:number-columns-spanned="11" table:style-name="Tabelle11.B1">
              <text:p text:style-name="xl_5f_text">Example of a storage/stream hierarchy. The names of all direct members of a storage must be different, but it is possible that two different storages contain a stream named “Stream1”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office:value-type="string" table:style-name="Tabelle11.M1">
              <text:p text:style-name="xl_5f_table_5f_text_5f_center"/>
            </table:table-cell>
          </table:table-row>
        </table:table-header-rows>
        <table:table-row>
          <table:table-cell office:value-type="string" table:style-name="Tabelle11.A2">
            <text:p text:style-name="xl_5f_table_5f_text"/>
          </table:table-cell>
          <table:table-cell office:value-type="string" table:style-name="Tabelle11.B2">
            <text:p text:style-name="xl_5f_table_5f_text_5f_center"/>
          </table:table-cell>
          <table:table-cell office:value-type="string" table:style-name="Tabelle11.B2">
            <text:p text:style-name="xl_5f_table_5f_text_5f_center"/>
          </table:table-cell>
          <table:table-cell office:value-type="string" table:style-name="Tabelle11.B2">
            <text:p text:style-name="xl_5f_table_5f_text_5f_center"/>
          </table:table-cell>
          <table:table-cell office:value-type="string" table:style-name="Tabelle11.B2">
            <text:p text:style-name="xl_5f_table_5f_text_5f_center"/>
          </table:table-cell>
          <table:table-cell office:value-type="string" table:style-name="Tabelle11.B2">
            <text:p text:style-name="xl_5f_table_5f_text_5f_center"/>
          </table:table-cell>
          <table:table-cell office:value-type="string" table:style-name="Tabelle11.B2">
            <text:p text:style-name="xl_5f_table_5f_text_5f_center"/>
          </table:table-cell>
          <table:table-cell office:value-type="string" table:style-name="Tabelle11.B2">
            <text:p text:style-name="xl_5f_table_5f_text_5f_center"/>
          </table:table-cell>
          <table:table-cell office:value-type="string" table:style-name="Tabelle11.B2">
            <text:p text:style-name="xl_5f_table_5f_text_5f_center"/>
          </table:table-cell>
          <table:table-cell office:value-type="string" table:style-name="Tabelle11.B2">
            <text:p text:style-name="xl_5f_table_5f_text_5f_center"/>
          </table:table-cell>
          <table:table-cell office:value-type="string" table:style-name="Tabelle11.B2">
            <text:p text:style-name="xl_5f_table_5f_text_5f_center"/>
          </table:table-cell>
          <table:table-cell office:value-type="string" table:style-name="Tabelle11.B2">
            <text:p text:style-name="xl_5f_table_5f_text_5f_center"/>
          </table:table-cell>
          <table:table-cell office:value-type="string" table:style-name="Tabelle11.M2">
            <text:p text:style-name="xl_5f_table_5f_text"/>
          </table:table-cell>
        </table:table-row>
        <table:table-row>
          <table:table-cell office:value-type="string" table:style-name="Tabelle11.A2">
            <text:p text:style-name="xl_5f_table_5f_text"/>
          </table:table-cell>
          <table:table-cell office:value-type="string" table:style-name="Tabelle11.B2">
            <text:p text:style-name="xl_5f_table_5f_text_5f_center"/>
          </table:table-cell>
          <table:table-cell office:value-type="string" table:style-name="Tabelle11.B2">
            <text:p text:style-name="xl_5f_table_5f_text_5f_center"/>
          </table:table-cell>
          <table:table-cell office:value-type="string" table:style-name="Tabelle11.B2">
            <text:p text:style-name="xl_5f_table_5f_text_5f_center"/>
          </table:table-cell>
          <table:table-cell office:value-type="string" table:style-name="Tabelle11.B2">
            <text:p text:style-name="xl_5f_table_5f_text_5f_center"/>
          </table:table-cell>
          <table:table-cell office:value-type="string" table:number-columns-spanned="3" table:style-name="Tabelle11.F3">
            <text:p text:style-name="xl_5f_table_5f_text_5f_center"><draw:line draw:style-name="gr1" draw:text-style-name="P22" draw:z-index="1" svg:x1="2.362cm" svg:x2="0.912cm" svg:y1="0.455cm" svg:y2="1.453cm" text:anchor-type="paragraph"><text:p/></draw:line><draw:line draw:style-name="gr1" draw:text-style-name="P22" draw:z-index="2" svg:x1="2.362cm" svg:x2="3.72cm" svg:y1="0.455cm" svg:y2="1.457cm" text:anchor-type="paragraph"><text:p/></draw:line><draw:line draw:style-name="gr1" draw:text-style-name="P22" draw:z-index="3" svg:x1="2.362cm" svg:x2="-3.692cm" svg:y1="0.455cm" svg:y2="1.453cm" text:anchor-type="paragraph"><text:p/></draw:line><draw:line draw:style-name="gr1" draw:text-style-name="P22" draw:z-index="4" svg:x1="2.362cm" svg:x2="5.59cm" svg:y1="0.455cm" svg:y2="1.453cm" text:anchor-type="paragraph"><text:p/></draw:line><draw:line draw:style-name="gr1" draw:text-style-name="P22" draw:z-index="5" svg:x1="2.362cm" svg:x2="8.391cm" svg:y1="0.455cm" svg:y2="1.457cm" text:anchor-type="paragraph"><text:p/></draw:line><draw:line draw:style-name="gr1" draw:text-style-name="P22" draw:z-index="8" svg:x1="3.711cm" svg:x2="5.59cm" svg:y1="1.951cm" svg:y2="2.953cm" text:anchor-type="paragraph"><text:p/></draw:line><draw:line draw:style-name="gr1" draw:text-style-name="P22" draw:z-index="9" svg:x1="3.712cm" svg:x2="1.909cm" svg:y1="1.951cm" svg:y2="2.948cm" text:anchor-type="paragraph"><text:p/></draw:line><draw:line draw:style-name="gr1" draw:text-style-name="P22" draw:z-index="7" svg:x1="3.711cm" svg:x2="3.711cm" svg:y1="1.951cm" svg:y2="2.948cm" text:anchor-type="paragraph"><text:p/></draw:line><draw:line draw:style-name="gr1" draw:text-style-name="P22" draw:z-index="6" svg:x1="-4.715cm" svg:x2="-4.715cm" svg:y1="1.951cm" svg:y2="2.953cm" text:anchor-type="paragraph"><text:p/></draw:line><draw:line draw:style-name="gr1" draw:text-style-name="P22" draw:z-index="10" svg:x1="2.362cm" svg:x2="-0.891cm" svg:y1="0.455cm" svg:y2="1.453cm" text:anchor-type="paragraph"><text:p/></draw:line>Root Storage</text:p>
          </table:table-cell>
          <table:covered-table-cell/>
          <table:covered-table-cell/>
          <table:table-cell office:value-type="string" table:style-name="Tabelle11.B2">
            <text:p text:style-name="xl_5f_table_5f_text_5f_center"/>
          </table:table-cell>
          <table:table-cell office:value-type="string" table:style-name="Tabelle11.B2">
            <text:p text:style-name="xl_5f_table_5f_text_5f_center"/>
          </table:table-cell>
          <table:table-cell office:value-type="string" table:style-name="Tabelle11.B2">
            <text:p text:style-name="xl_5f_table_5f_text_5f_center"/>
          </table:table-cell>
          <table:table-cell office:value-type="string" table:style-name="Tabelle11.B2">
            <text:p text:style-name="xl_5f_table_5f_text_5f_center"/>
          </table:table-cell>
          <table:table-cell office:value-type="string" table:style-name="Tabelle11.M2">
            <text:p text:style-name="xl_5f_table_5f_text"/>
          </table:table-cell>
        </table:table-row>
        <table:table-row table:style-name="Tabelle11.4">
          <table:table-cell office:value-type="string" table:style-name="Tabelle11.A2">
            <text:p text:style-name="xl_5f_table_5f_text"/>
          </table:table-cell>
          <table:table-cell office:value-type="string" table:style-name="Tabelle11.B2">
            <text:p text:style-name="xl_5f_table_5f_text_5f_center"/>
          </table:table-cell>
          <table:table-cell office:value-type="string" table:style-name="Tabelle11.B2">
            <text:p text:style-name="xl_5f_table_5f_text_5f_center"/>
          </table:table-cell>
          <table:table-cell office:value-type="string" table:style-name="Tabelle11.B2">
            <text:p text:style-name="xl_5f_table_5f_text_5f_center"/>
          </table:table-cell>
          <table:table-cell office:value-type="string" table:style-name="Tabelle11.B2">
            <text:p text:style-name="xl_5f_table_5f_text_5f_center"/>
          </table:table-cell>
          <table:table-cell office:value-type="string" table:style-name="Tabelle11.B2">
            <text:p text:style-name="xl_5f_table_5f_text_5f_center"/>
          </table:table-cell>
          <table:table-cell office:value-type="string" table:style-name="Tabelle11.B2">
            <text:p text:style-name="xl_5f_table_5f_text_5f_center"/>
          </table:table-cell>
          <table:table-cell office:value-type="string" table:style-name="Tabelle11.B2">
            <text:p text:style-name="xl_5f_table_5f_text_5f_center"/>
          </table:table-cell>
          <table:table-cell office:value-type="string" table:style-name="Tabelle11.B2">
            <text:p text:style-name="xl_5f_table_5f_text_5f_center"/>
          </table:table-cell>
          <table:table-cell office:value-type="string" table:style-name="Tabelle11.B2">
            <text:p text:style-name="xl_5f_table_5f_text_5f_center"/>
          </table:table-cell>
          <table:table-cell office:value-type="string" table:style-name="Tabelle11.B2">
            <text:p text:style-name="xl_5f_table_5f_text_5f_center"/>
          </table:table-cell>
          <table:table-cell office:value-type="string" table:style-name="Tabelle11.B2">
            <text:p text:style-name="xl_5f_table_5f_text_5f_center"/>
          </table:table-cell>
          <table:table-cell office:value-type="string" table:style-name="Tabelle11.M2">
            <text:p text:style-name="xl_5f_table_5f_text"/>
          </table:table-cell>
        </table:table-row>
        <table:table-row>
          <table:table-cell office:value-type="string" table:style-name="Tabelle11.A2">
            <text:p text:style-name="xl_5f_table_5f_text"/>
          </table:table-cell>
          <table:table-cell office:value-type="string" table:style-name="Tabelle11.F3">
            <text:p text:style-name="xl_5f_table_5f_text_5f_center">Storage1</text:p>
          </table:table-cell>
          <table:table-cell office:value-type="string" table:style-name="Tabelle11.B2">
            <text:p text:style-name="xl_5f_table_5f_text_5f_center"/>
          </table:table-cell>
          <table:table-cell office:value-type="string" table:style-name="Tabelle11.D5">
            <text:p text:style-name="xl_5f_table_5f_text_5f_center">Stream1</text:p>
          </table:table-cell>
          <table:table-cell office:value-type="string" table:style-name="Tabelle11.B2">
            <text:p text:style-name="xl_5f_table_5f_text_5f_center"/>
          </table:table-cell>
          <table:table-cell office:value-type="string" table:style-name="Tabelle11.D5">
            <text:p text:style-name="xl_5f_table_5f_text_5f_center">Stream2</text:p>
          </table:table-cell>
          <table:table-cell office:value-type="string" table:style-name="Tabelle11.B2">
            <text:p text:style-name="xl_5f_table_5f_text_5f_center"/>
          </table:table-cell>
          <table:table-cell office:value-type="string" table:style-name="Tabelle11.F3">
            <text:p text:style-name="xl_5f_table_5f_text_5f_center">Storage2</text:p>
          </table:table-cell>
          <table:table-cell office:value-type="string" table:style-name="Tabelle11.B2">
            <text:p text:style-name="xl_5f_table_5f_text_5f_center"/>
          </table:table-cell>
          <table:table-cell office:value-type="string" table:style-name="Tabelle11.D5">
            <text:p text:style-name="xl_5f_table_5f_text_5f_center">Stream3</text:p>
          </table:table-cell>
          <table:table-cell office:value-type="string" table:style-name="Tabelle11.B2">
            <text:p text:style-name="xl_5f_table_5f_text_5f_center"/>
          </table:table-cell>
          <table:table-cell office:value-type="string" table:style-name="Tabelle11.D5">
            <text:p text:style-name="xl_5f_table_5f_text_5f_center">Stream4</text:p>
          </table:table-cell>
          <table:table-cell office:value-type="string" table:style-name="Tabelle11.M2">
            <text:p text:style-name="xl_5f_table_5f_text"/>
          </table:table-cell>
        </table:table-row>
        <table:table-row table:style-name="Tabelle11.4">
          <table:table-cell office:value-type="string" table:style-name="Tabelle11.A2">
            <text:p text:style-name="xl_5f_table_5f_text"/>
          </table:table-cell>
          <table:table-cell office:value-type="string" table:style-name="Tabelle11.B2">
            <text:p text:style-name="xl_5f_table_5f_text_5f_center"/>
          </table:table-cell>
          <table:table-cell office:value-type="string" table:style-name="Tabelle11.B2">
            <text:p text:style-name="xl_5f_table_5f_text_5f_center"/>
          </table:table-cell>
          <table:table-cell office:value-type="string" table:style-name="Tabelle11.B2">
            <text:p text:style-name="xl_5f_table_5f_text_5f_center"/>
          </table:table-cell>
          <table:table-cell office:value-type="string" table:style-name="Tabelle11.B2">
            <text:p text:style-name="xl_5f_table_5f_text_5f_center"/>
          </table:table-cell>
          <table:table-cell office:value-type="string" table:style-name="Tabelle11.B2">
            <text:p text:style-name="xl_5f_table_5f_text_5f_center"/>
          </table:table-cell>
          <table:table-cell office:value-type="string" table:style-name="Tabelle11.B2">
            <text:p text:style-name="xl_5f_table_5f_text_5f_center"/>
          </table:table-cell>
          <table:table-cell office:value-type="string" table:style-name="Tabelle11.B2">
            <text:p text:style-name="xl_5f_table_5f_text_5f_center"/>
          </table:table-cell>
          <table:table-cell office:value-type="string" table:style-name="Tabelle11.B2">
            <text:p text:style-name="xl_5f_table_5f_text_5f_center"/>
          </table:table-cell>
          <table:table-cell office:value-type="string" table:style-name="Tabelle11.B2">
            <text:p text:style-name="xl_5f_table_5f_text_5f_center"/>
          </table:table-cell>
          <table:table-cell office:value-type="string" table:style-name="Tabelle11.B2">
            <text:p text:style-name="xl_5f_table_5f_text_5f_center"/>
          </table:table-cell>
          <table:table-cell office:value-type="string" table:style-name="Tabelle11.B2">
            <text:p text:style-name="xl_5f_table_5f_text_5f_center"/>
          </table:table-cell>
          <table:table-cell office:value-type="string" table:style-name="Tabelle11.M2">
            <text:p text:style-name="xl_5f_table_5f_text"/>
          </table:table-cell>
        </table:table-row>
        <table:table-row>
          <table:table-cell office:value-type="string" table:style-name="Tabelle11.A2">
            <text:p text:style-name="xl_5f_table_5f_text"/>
          </table:table-cell>
          <table:table-cell office:value-type="string" table:style-name="Tabelle11.D5">
            <text:p text:style-name="xl_5f_table_5f_text_5f_center">Stream1</text:p>
          </table:table-cell>
          <table:table-cell office:value-type="string" table:style-name="Tabelle11.B2">
            <text:p text:style-name="xl_5f_table_5f_text_5f_center"/>
          </table:table-cell>
          <table:table-cell office:value-type="string" table:style-name="Tabelle11.B2">
            <text:p text:style-name="xl_5f_table_5f_text_5f_center"/>
          </table:table-cell>
          <table:table-cell office:value-type="string" table:style-name="Tabelle11.B2">
            <text:p text:style-name="xl_5f_table_5f_text_5f_center"/>
          </table:table-cell>
          <table:table-cell office:value-type="string" table:style-name="Tabelle11.D5">
            <text:p text:style-name="xl_5f_table_5f_text_5f_center">Stream21</text:p>
          </table:table-cell>
          <table:table-cell office:value-type="string" table:style-name="Tabelle11.B2">
            <text:p text:style-name="xl_5f_table_5f_text_5f_center"/>
          </table:table-cell>
          <table:table-cell office:value-type="string" table:style-name="Tabelle11.D5">
            <text:p text:style-name="xl_5f_table_5f_text_5f_center">Stream22</text:p>
          </table:table-cell>
          <table:table-cell office:value-type="string" table:style-name="Tabelle11.B2">
            <text:p text:style-name="xl_5f_table_5f_text_5f_center"/>
          </table:table-cell>
          <table:table-cell office:value-type="string" table:style-name="Tabelle11.D5">
            <text:p text:style-name="xl_5f_table_5f_text_5f_center">Stream23</text:p>
          </table:table-cell>
          <table:table-cell office:value-type="string" table:style-name="Tabelle11.B2">
            <text:p text:style-name="xl_5f_table_5f_text_5f_center"/>
          </table:table-cell>
          <table:table-cell office:value-type="string" table:style-name="Tabelle11.B2">
            <text:p text:style-name="xl_5f_table_5f_text_5f_center"/>
          </table:table-cell>
          <table:table-cell office:value-type="string" table:style-name="Tabelle11.M2">
            <text:p text:style-name="xl_5f_table_5f_text"/>
          </table:table-cell>
        </table:table-row>
        <table:table-row>
          <table:table-cell office:value-type="string" table:style-name="Tabelle11.A8">
            <text:p text:style-name="xl_5f_table_5f_text"/>
          </table:table-cell>
          <table:table-cell office:value-type="string" table:style-name="Tabelle11.B8">
            <text:p text:style-name="xl_5f_table_5f_text_5f_center"/>
          </table:table-cell>
          <table:table-cell office:value-type="string" table:style-name="Tabelle11.B8">
            <text:p text:style-name="xl_5f_table_5f_text_5f_center"/>
          </table:table-cell>
          <table:table-cell office:value-type="string" table:style-name="Tabelle11.B8">
            <text:p text:style-name="xl_5f_table_5f_text_5f_center"/>
          </table:table-cell>
          <table:table-cell office:value-type="string" table:style-name="Tabelle11.B8">
            <text:p text:style-name="xl_5f_table_5f_text_5f_center"/>
          </table:table-cell>
          <table:table-cell office:value-type="string" table:style-name="Tabelle11.B8">
            <text:p text:style-name="xl_5f_table_5f_text_5f_center"/>
          </table:table-cell>
          <table:table-cell office:value-type="string" table:style-name="Tabelle11.B8">
            <text:p text:style-name="xl_5f_table_5f_text_5f_center"/>
          </table:table-cell>
          <table:table-cell office:value-type="string" table:style-name="Tabelle11.B8">
            <text:p text:style-name="xl_5f_table_5f_text_5f_center"/>
          </table:table-cell>
          <table:table-cell office:value-type="string" table:style-name="Tabelle11.B8">
            <text:p text:style-name="xl_5f_table_5f_text_5f_center"/>
          </table:table-cell>
          <table:table-cell office:value-type="string" table:style-name="Tabelle11.B8">
            <text:p text:style-name="xl_5f_table_5f_text_5f_center"/>
          </table:table-cell>
          <table:table-cell office:value-type="string" table:style-name="Tabelle11.B8">
            <text:p text:style-name="xl_5f_table_5f_text_5f_center"/>
          </table:table-cell>
          <table:table-cell office:value-type="string" table:style-name="Tabelle11.B8">
            <text:p text:style-name="xl_5f_table_5f_text_5f_center"/>
          </table:table-cell>
          <table:table-cell office:value-type="string" table:style-name="Tabelle11.M8">
            <text:p text:style-name="xl_5f_table_5f_text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charset="x-symbol" style:name="StarSymbol1" svg:font-family="StarSymbol"/>
    <style:font-face style:font-family-generic="modern" style:font-pitch="fixed" style:name="Cumberland1" svg:font-family="Cumberland"/>
    <style:font-face style:font-adornments="Standard" style:font-family-generic="modern" style:font-pitch="fixed" style:name="Cumberland" svg:font-family="Cumberland"/>
    <style:font-face style:font-pitch="variable" style:name="Arial Unicode MS" svg:font-family="'Arial Unicode MS'"/>
    <style:font-face style:font-pitch="variable" style:name="HG Mincho Light J" svg:font-family="'HG Mincho Light J'"/>
    <style:font-face style:font-adornments="Regular" style:font-pitch="variable" style:name="StarSymbol2" svg:font-family="StarSymbol"/>
    <style:font-face style:font-adornments="Standard" style:font-pitch="variable" style:name="StarSymbol" svg:font-family="StarSymbol"/>
    <style:font-face style:font-family-generic="roman" style:font-pitch="variable" style:name="Thorndale" svg:font-family="Thorndale"/>
    <style:font-face style:font-adornments="Fett" style:font-family-generic="roman" style:font-pitch="variable" style:name="Thorndale2" svg:font-family="Thorndale"/>
    <style:font-face style:font-adornments="Regular" style:font-family-generic="roman" style:font-pitch="variable" style:name="Thorndale3" svg:font-family="Thorndale"/>
    <style:font-face style:font-adornments="Standard" style:font-family-generic="roman" style:font-pitch="variable" style:name="Thorndale1" svg:font-family="Thorndale"/>
    <style:font-face style:font-family-generic="swiss" style:font-pitch="variable" style:name="Albany" svg:font-family="Albany"/>
    <style:font-face style:font-family-generic="swiss" style:font-pitch="variable" style:name="Arial" svg:font-family="Arial"/>
  </office:font-face-decls>
  <office:styles>
    <draw:gradient draw:angle="0" draw:border="0%" draw:display-name="Gradient 7" draw:end-color="#ffffff" draw:end-intensity="100%" draw:name="Gradient_20_7" draw:start-color="#000000" draw:start-intensity="100%" draw:style="linear"/>
    <draw:hatch draw:color="#000000" draw:display-name="Hatch 100" draw:distance="0.011cm" draw:name="Hatch_20_100" draw:rotation="0" draw:style="single"/>
    <draw:hatch draw:color="#000000" draw:display-name="Hatch 101" draw:distance="0.011cm" draw:name="Hatch_20_101" draw:rotation="0" draw:style="single"/>
    <draw:hatch draw:color="#000000" draw:display-name="Hatch 102" draw:distance="0.011cm" draw:name="Hatch_20_102" draw:rotation="0" draw:style="single"/>
    <draw:hatch draw:color="#000000" draw:display-name="Hatch 103" draw:distance="0.011cm" draw:name="Hatch_20_103" draw:rotation="0" draw:style="single"/>
    <draw:hatch draw:color="#000000" draw:display-name="Hatch 104" draw:distance="0.011cm" draw:name="Hatch_20_104" draw:rotation="0" draw:style="single"/>
    <draw:hatch draw:color="#000000" draw:display-name="Hatch 105" draw:distance="0.011cm" draw:name="Hatch_20_105" draw:rotation="0" draw:style="single"/>
    <draw:hatch draw:color="#000000" draw:display-name="Hatch 106" draw:distance="0.011cm" draw:name="Hatch_20_106" draw:rotation="0" draw:style="single"/>
    <draw:hatch draw:color="#000000" draw:display-name="Hatch 107" draw:distance="0.011cm" draw:name="Hatch_20_107" draw:rotation="0" draw:style="single"/>
    <draw:hatch draw:color="#000000" draw:display-name="Hatch 108" draw:distance="0.011cm" draw:name="Hatch_20_108" draw:rotation="0" draw:style="single"/>
    <draw:hatch draw:color="#000000" draw:display-name="Hatch 109" draw:distance="0.011cm" draw:name="Hatch_20_109" draw:rotation="0" draw:style="single"/>
    <draw:hatch draw:color="#000000" draw:display-name="Hatch 110" draw:distance="0.011cm" draw:name="Hatch_20_110" draw:rotation="0" draw:style="single"/>
    <draw:hatch draw:color="#000000" draw:display-name="Hatch 111" draw:distance="0.011cm" draw:name="Hatch_20_111" draw:rotation="0" draw:style="single"/>
    <draw:hatch draw:color="#000000" draw:display-name="Hatch 112" draw:distance="0.011cm" draw:name="Hatch_20_112" draw:rotation="0" draw:style="single"/>
    <draw:hatch draw:color="#000000" draw:display-name="Hatch 113" draw:distance="0.011cm" draw:name="Hatch_20_113" draw:rotation="0" draw:style="single"/>
    <draw:hatch draw:color="#000000" draw:display-name="Hatch 114" draw:distance="0.011cm" draw:name="Hatch_20_114" draw:rotation="0" draw:style="single"/>
    <draw:hatch draw:color="#000000" draw:display-name="Hatch 115" draw:distance="0.011cm" draw:name="Hatch_20_115" draw:rotation="0" draw:style="single"/>
    <draw:hatch draw:color="#000000" draw:display-name="Hatch 116" draw:distance="0.011cm" draw:name="Hatch_20_116" draw:rotation="0" draw:style="single"/>
    <draw:hatch draw:color="#000000" draw:display-name="Hatch 117" draw:distance="0.011cm" draw:name="Hatch_20_117" draw:rotation="0" draw:style="single"/>
    <draw:hatch draw:color="#000000" draw:display-name="Hatch 118" draw:distance="0.011cm" draw:name="Hatch_20_118" draw:rotation="0" draw:style="single"/>
    <draw:hatch draw:color="#000000" draw:display-name="Hatch 119" draw:distance="0.011cm" draw:name="Hatch_20_119" draw:rotation="0" draw:style="single"/>
    <draw:hatch draw:color="#000000" draw:display-name="Hatch 120" draw:distance="0.011cm" draw:name="Hatch_20_120" draw:rotation="0" draw:style="single"/>
    <draw:hatch draw:color="#000000" draw:display-name="Hatch 121" draw:distance="0.011cm" draw:name="Hatch_20_121" draw:rotation="0" draw:style="single"/>
    <draw:hatch draw:color="#000000" draw:display-name="Hatch 122" draw:distance="0.011cm" draw:name="Hatch_20_122" draw:rotation="0" draw:style="single"/>
    <draw:hatch draw:color="#000000" draw:display-name="Hatch 123" draw:distance="0.011cm" draw:name="Hatch_20_123" draw:rotation="0" draw:style="single"/>
    <draw:hatch draw:color="#000000" draw:display-name="Hatch 124" draw:distance="0.011cm" draw:name="Hatch_20_124" draw:rotation="0" draw:style="single"/>
    <draw:hatch draw:color="#000000" draw:display-name="Hatch 47" draw:distance="0.011cm" draw:name="Hatch_20_47" draw:rotation="0" draw:style="single"/>
    <draw:hatch draw:color="#000000" draw:display-name="Hatch 48" draw:distance="0.011cm" draw:name="Hatch_20_48" draw:rotation="0" draw:style="single"/>
    <draw:hatch draw:color="#000000" draw:display-name="Hatch 49" draw:distance="0.011cm" draw:name="Hatch_20_49" draw:rotation="0" draw:style="single"/>
    <draw:hatch draw:color="#000000" draw:display-name="Hatch 50" draw:distance="0.011cm" draw:name="Hatch_20_50" draw:rotation="0" draw:style="single"/>
    <draw:hatch draw:color="#000000" draw:display-name="Hatch 51" draw:distance="0.011cm" draw:name="Hatch_20_51" draw:rotation="0" draw:style="single"/>
    <draw:hatch draw:color="#000000" draw:display-name="Hatch 52" draw:distance="0.011cm" draw:name="Hatch_20_52" draw:rotation="0" draw:style="single"/>
    <draw:hatch draw:color="#000000" draw:display-name="Hatch 53" draw:distance="0.011cm" draw:name="Hatch_20_53" draw:rotation="0" draw:style="single"/>
    <draw:hatch draw:color="#000000" draw:display-name="Hatch 54" draw:distance="0.011cm" draw:name="Hatch_20_54" draw:rotation="0" draw:style="single"/>
    <draw:hatch draw:color="#000000" draw:display-name="Hatch 55" draw:distance="0.011cm" draw:name="Hatch_20_55" draw:rotation="0" draw:style="single"/>
    <draw:hatch draw:color="#000000" draw:display-name="Hatch 56" draw:distance="0.011cm" draw:name="Hatch_20_56" draw:rotation="0" draw:style="single"/>
    <draw:hatch draw:color="#000000" draw:display-name="Hatch 57" draw:distance="0.011cm" draw:name="Hatch_20_57" draw:rotation="0" draw:style="single"/>
    <draw:hatch draw:color="#000000" draw:display-name="Hatch 58" draw:distance="0.011cm" draw:name="Hatch_20_58" draw:rotation="0" draw:style="single"/>
    <draw:hatch draw:color="#000000" draw:display-name="Hatch 59" draw:distance="0.011cm" draw:name="Hatch_20_59" draw:rotation="0" draw:style="single"/>
    <draw:hatch draw:color="#000000" draw:display-name="Hatch 60" draw:distance="0.011cm" draw:name="Hatch_20_60" draw:rotation="0" draw:style="single"/>
    <draw:hatch draw:color="#000000" draw:display-name="Hatch 61" draw:distance="0.011cm" draw:name="Hatch_20_61" draw:rotation="0" draw:style="single"/>
    <draw:hatch draw:color="#000000" draw:display-name="Hatch 62" draw:distance="0.011cm" draw:name="Hatch_20_62" draw:rotation="0" draw:style="single"/>
    <draw:hatch draw:color="#000000" draw:display-name="Hatch 63" draw:distance="0.011cm" draw:name="Hatch_20_63" draw:rotation="0" draw:style="single"/>
    <draw:hatch draw:color="#000000" draw:display-name="Hatch 64" draw:distance="0.011cm" draw:name="Hatch_20_64" draw:rotation="0" draw:style="single"/>
    <draw:hatch draw:color="#000000" draw:display-name="Hatch 65" draw:distance="0.011cm" draw:name="Hatch_20_65" draw:rotation="0" draw:style="single"/>
    <draw:hatch draw:color="#000000" draw:display-name="Hatch 66" draw:distance="0.011cm" draw:name="Hatch_20_66" draw:rotation="0" draw:style="single"/>
    <draw:hatch draw:color="#000000" draw:display-name="Hatch 67" draw:distance="0.011cm" draw:name="Hatch_20_67" draw:rotation="0" draw:style="single"/>
    <draw:hatch draw:color="#000000" draw:display-name="Hatch 68" draw:distance="0.011cm" draw:name="Hatch_20_68" draw:rotation="0" draw:style="single"/>
    <draw:hatch draw:color="#000000" draw:display-name="Hatch 69" draw:distance="0.011cm" draw:name="Hatch_20_69" draw:rotation="0" draw:style="single"/>
    <draw:hatch draw:color="#000000" draw:display-name="Hatch 70" draw:distance="0.011cm" draw:name="Hatch_20_70" draw:rotation="0" draw:style="single"/>
    <draw:hatch draw:color="#000000" draw:display-name="Hatch 71" draw:distance="0.011cm" draw:name="Hatch_20_71" draw:rotation="0" draw:style="single"/>
    <draw:hatch draw:color="#000000" draw:display-name="Hatch 72" draw:distance="0.011cm" draw:name="Hatch_20_72" draw:rotation="0" draw:style="single"/>
    <draw:hatch draw:color="#000000" draw:display-name="Hatch 73" draw:distance="0.011cm" draw:name="Hatch_20_73" draw:rotation="0" draw:style="single"/>
    <draw:hatch draw:color="#000000" draw:display-name="Hatch 74" draw:distance="0.011cm" draw:name="Hatch_20_74" draw:rotation="0" draw:style="single"/>
    <draw:hatch draw:color="#000000" draw:display-name="Hatch 75" draw:distance="0.011cm" draw:name="Hatch_20_75" draw:rotation="0" draw:style="single"/>
    <draw:hatch draw:color="#000000" draw:display-name="Hatch 76" draw:distance="0.011cm" draw:name="Hatch_20_76" draw:rotation="0" draw:style="single"/>
    <draw:hatch draw:color="#000000" draw:display-name="Hatch 77" draw:distance="0.011cm" draw:name="Hatch_20_77" draw:rotation="0" draw:style="single"/>
    <draw:hatch draw:color="#000000" draw:display-name="Hatch 78" draw:distance="0.011cm" draw:name="Hatch_20_78" draw:rotation="0" draw:style="single"/>
    <draw:hatch draw:color="#000000" draw:display-name="Hatch 79" draw:distance="0.011cm" draw:name="Hatch_20_79" draw:rotation="0" draw:style="single"/>
    <draw:hatch draw:color="#000000" draw:display-name="Hatch 80" draw:distance="0.011cm" draw:name="Hatch_20_80" draw:rotation="0" draw:style="single"/>
    <draw:hatch draw:color="#000000" draw:display-name="Hatch 81" draw:distance="0.011cm" draw:name="Hatch_20_81" draw:rotation="0" draw:style="single"/>
    <draw:hatch draw:color="#000000" draw:display-name="Hatch 82" draw:distance="0.011cm" draw:name="Hatch_20_82" draw:rotation="0" draw:style="single"/>
    <draw:hatch draw:color="#000000" draw:display-name="Hatch 83" draw:distance="0.011cm" draw:name="Hatch_20_83" draw:rotation="0" draw:style="single"/>
    <draw:hatch draw:color="#000000" draw:display-name="Hatch 84" draw:distance="0.011cm" draw:name="Hatch_20_84" draw:rotation="0" draw:style="single"/>
    <draw:hatch draw:color="#000000" draw:display-name="Hatch 85" draw:distance="0.011cm" draw:name="Hatch_20_85" draw:rotation="0" draw:style="single"/>
    <draw:hatch draw:color="#000000" draw:display-name="Hatch 86" draw:distance="0.011cm" draw:name="Hatch_20_86" draw:rotation="0" draw:style="single"/>
    <draw:hatch draw:color="#000000" draw:display-name="Hatch 87" draw:distance="0.011cm" draw:name="Hatch_20_87" draw:rotation="0" draw:style="single"/>
    <draw:hatch draw:color="#000000" draw:display-name="Hatch 88" draw:distance="0.011cm" draw:name="Hatch_20_88" draw:rotation="0" draw:style="single"/>
    <draw:hatch draw:color="#000000" draw:display-name="Hatch 89" draw:distance="0.011cm" draw:name="Hatch_20_89" draw:rotation="0" draw:style="single"/>
    <draw:hatch draw:color="#000000" draw:display-name="Hatch 90" draw:distance="0.011cm" draw:name="Hatch_20_90" draw:rotation="0" draw:style="single"/>
    <draw:hatch draw:color="#000000" draw:display-name="Hatch 91" draw:distance="0.011cm" draw:name="Hatch_20_91" draw:rotation="0" draw:style="single"/>
    <draw:hatch draw:color="#000000" draw:display-name="Hatch 92" draw:distance="0.011cm" draw:name="Hatch_20_92" draw:rotation="0" draw:style="single"/>
    <draw:hatch draw:color="#000000" draw:display-name="Hatch 93" draw:distance="0.011cm" draw:name="Hatch_20_93" draw:rotation="0" draw:style="single"/>
    <draw:hatch draw:color="#000000" draw:display-name="Hatch 94" draw:distance="0.011cm" draw:name="Hatch_20_94" draw:rotation="0" draw:style="single"/>
    <draw:hatch draw:color="#000000" draw:display-name="Hatch 95" draw:distance="0.011cm" draw:name="Hatch_20_95" draw:rotation="0" draw:style="single"/>
    <draw:hatch draw:color="#000000" draw:display-name="Hatch 96" draw:distance="0.011cm" draw:name="Hatch_20_96" draw:rotation="0" draw:style="single"/>
    <draw:hatch draw:color="#000000" draw:display-name="Hatch 97" draw:distance="0.011cm" draw:name="Hatch_20_97" draw:rotation="0" draw:style="single"/>
    <draw:hatch draw:color="#000000" draw:display-name="Hatch 98" draw:distance="0.011cm" draw:name="Hatch_20_98" draw:rotation="0" draw:style="single"/>
    <draw:hatch draw:color="#000000" draw:display-name="Hatch 99" draw:distance="0.011cm" draw:name="Hatch_20_99" draw:rotation="0" draw:style="single"/>
    <draw:fill-image draw:display-name="Bitmape 1" draw:name="Bitmape_20_1" xlink:actuate="onLoad" xlink:href="Pictures/10000000000000200000002000309F1C.png" xlink:show="embed" xlink:type="simple"/>
    <draw:marker draw:name="Arrow" svg:d="m10 0-10 30h20z" svg:viewBox="0 0 20 30"/>
    <draw:marker draw:name="Circle" svg:d="m462 1118-102-29-102-51-93-72-72-93-51-102-29-102-13-105 13-102 29-106 51-102 72-89 93-72 102-50 102-34 106-9 101 9 106 34 98 50 93 72 72 89 51 102 29 106 13 102-13 105-29 102-51 102-72 93-93 72-98 51-106 29-101 13z" svg:viewBox="0 0 1131 1131"/>
    <draw:marker draw:display-name="Small Arrow" draw:name="Small_20_Arrow" svg:d="m1321 3493h-1321l702-3493z" svg:viewBox="0 0 1321 3493"/>
    <draw:stroke-dash draw:display-name="Dash 10" draw:distance="0.011cm" draw:dots1="1" draw:dots1-length="0.011cm" draw:dots2="1" draw:dots2-length="0.011cm" draw:name="Dash_20_10" draw:style="rect"/>
    <draw:stroke-dash draw:display-name="Dash 11" draw:distance="0.011cm" draw:dots1="1" draw:dots1-length="0.011cm" draw:dots2="1" draw:dots2-length="0.011cm" draw:name="Dash_20_11" draw:style="rect"/>
    <draw:stroke-dash draw:display-name="Dash 12" draw:distance="0.011cm" draw:dots1="1" draw:dots1-length="0.011cm" draw:dots2="1" draw:dots2-length="0.011cm" draw:name="Dash_20_12" draw:style="rect"/>
    <draw:stroke-dash draw:display-name="Dash 13" draw:distance="0.011cm" draw:dots1="1" draw:dots1-length="0.011cm" draw:dots2="1" draw:dots2-length="0.011cm" draw:name="Dash_20_13" draw:style="rect"/>
    <draw:stroke-dash draw:display-name="Dash 14" draw:distance="0.011cm" draw:dots1="1" draw:dots1-length="0.011cm" draw:dots2="1" draw:dots2-length="0.011cm" draw:name="Dash_20_14" draw:style="rect"/>
    <draw:stroke-dash draw:display-name="Dash 15" draw:distance="0.011cm" draw:dots1="1" draw:dots1-length="0.011cm" draw:dots2="1" draw:dots2-length="0.011cm" draw:name="Dash_20_15" draw:style="rect"/>
    <draw:stroke-dash draw:display-name="Dash 16" draw:distance="0.011cm" draw:dots1="1" draw:dots1-length="0.011cm" draw:dots2="1" draw:dots2-length="0.011cm" draw:name="Dash_20_16" draw:style="rect"/>
    <draw:stroke-dash draw:display-name="Dash 17" draw:distance="0.011cm" draw:dots1="1" draw:dots1-length="0.011cm" draw:dots2="1" draw:dots2-length="0.011cm" draw:name="Dash_20_17" draw:style="rect"/>
    <draw:stroke-dash draw:display-name="Dash 18" draw:distance="0.011cm" draw:dots1="1" draw:dots1-length="0.011cm" draw:dots2="1" draw:dots2-length="0.011cm" draw:name="Dash_20_18" draw:style="rect"/>
    <draw:stroke-dash draw:display-name="Dash 19" draw:distance="0.011cm" draw:dots1="1" draw:dots1-length="0.011cm" draw:dots2="1" draw:dots2-length="0.011cm" draw:name="Dash_20_19" draw:style="rect"/>
    <draw:stroke-dash draw:display-name="Dash 2" draw:distance="0.011cm" draw:dots1="1" draw:dots1-length="0.011cm" draw:dots2="1" draw:dots2-length="0.011cm" draw:name="Dash_20_2" draw:style="rect"/>
    <draw:stroke-dash draw:display-name="Dash 20" draw:distance="0.011cm" draw:dots1="1" draw:dots1-length="0.011cm" draw:dots2="1" draw:dots2-length="0.011cm" draw:name="Dash_20_20" draw:style="rect"/>
    <draw:stroke-dash draw:display-name="Dash 21" draw:distance="0.011cm" draw:dots1="1" draw:dots1-length="0.011cm" draw:dots2="1" draw:dots2-length="0.011cm" draw:name="Dash_20_21" draw:style="rect"/>
    <draw:stroke-dash draw:display-name="Dash 22" draw:distance="0.011cm" draw:dots1="1" draw:dots1-length="0.011cm" draw:dots2="1" draw:dots2-length="0.011cm" draw:name="Dash_20_22" draw:style="rect"/>
    <draw:stroke-dash draw:display-name="Dash 23" draw:distance="0.011cm" draw:dots1="1" draw:dots1-length="0.011cm" draw:dots2="1" draw:dots2-length="0.011cm" draw:name="Dash_20_23" draw:style="rect"/>
    <draw:stroke-dash draw:display-name="Dash 24" draw:distance="0.011cm" draw:dots1="1" draw:dots1-length="0.011cm" draw:dots2="1" draw:dots2-length="0.011cm" draw:name="Dash_20_24" draw:style="rect"/>
    <draw:stroke-dash draw:display-name="Dash 25" draw:distance="0.011cm" draw:dots1="1" draw:dots1-length="0.011cm" draw:dots2="1" draw:dots2-length="0.011cm" draw:name="Dash_20_25" draw:style="rect"/>
    <draw:stroke-dash draw:display-name="Dash 26" draw:distance="0.011cm" draw:dots1="1" draw:dots1-length="0.011cm" draw:dots2="1" draw:dots2-length="0.011cm" draw:name="Dash_20_26" draw:style="rect"/>
    <draw:stroke-dash draw:display-name="Dash 27" draw:distance="0.011cm" draw:dots1="1" draw:dots1-length="0.011cm" draw:dots2="1" draw:dots2-length="0.011cm" draw:name="Dash_20_27" draw:style="rect"/>
    <draw:stroke-dash draw:display-name="Dash 28" draw:distance="0.011cm" draw:dots1="1" draw:dots1-length="0.011cm" draw:dots2="1" draw:dots2-length="0.011cm" draw:name="Dash_20_28" draw:style="rect"/>
    <draw:stroke-dash draw:display-name="Dash 29" draw:distance="0.011cm" draw:dots1="1" draw:dots1-length="0.011cm" draw:dots2="1" draw:dots2-length="0.011cm" draw:name="Dash_20_29" draw:style="rect"/>
    <draw:stroke-dash draw:display-name="Dash 3" draw:distance="0.011cm" draw:dots1="1" draw:dots1-length="0.011cm" draw:dots2="1" draw:dots2-length="0.011cm" draw:name="Dash_20_3" draw:style="rect"/>
    <draw:stroke-dash draw:display-name="Dash 30" draw:distance="0.011cm" draw:dots1="1" draw:dots1-length="0.011cm" draw:dots2="1" draw:dots2-length="0.011cm" draw:name="Dash_20_30" draw:style="rect"/>
    <draw:stroke-dash draw:display-name="Dash 31" draw:distance="0.011cm" draw:dots1="1" draw:dots1-length="0.011cm" draw:dots2="1" draw:dots2-length="0.011cm" draw:name="Dash_20_31" draw:style="rect"/>
    <draw:stroke-dash draw:display-name="Dash 32" draw:distance="0.011cm" draw:dots1="1" draw:dots1-length="0.011cm" draw:dots2="1" draw:dots2-length="0.011cm" draw:name="Dash_20_32" draw:style="rect"/>
    <draw:stroke-dash draw:display-name="Dash 33" draw:distance="0.011cm" draw:dots1="1" draw:dots1-length="0.011cm" draw:dots2="1" draw:dots2-length="0.011cm" draw:name="Dash_20_33" draw:style="rect"/>
    <draw:stroke-dash draw:display-name="Dash 34" draw:distance="0.011cm" draw:dots1="1" draw:dots1-length="0.011cm" draw:dots2="1" draw:dots2-length="0.011cm" draw:name="Dash_20_34" draw:style="rect"/>
    <draw:stroke-dash draw:display-name="Dash 35" draw:distance="0.011cm" draw:dots1="1" draw:dots1-length="0.011cm" draw:dots2="1" draw:dots2-length="0.011cm" draw:name="Dash_20_35" draw:style="rect"/>
    <draw:stroke-dash draw:display-name="Dash 36" draw:distance="0.011cm" draw:dots1="1" draw:dots1-length="0.011cm" draw:dots2="1" draw:dots2-length="0.011cm" draw:name="Dash_20_36" draw:style="rect"/>
    <draw:stroke-dash draw:display-name="Dash 37" draw:distance="0.011cm" draw:dots1="1" draw:dots1-length="0.011cm" draw:dots2="1" draw:dots2-length="0.011cm" draw:name="Dash_20_37" draw:style="rect"/>
    <draw:stroke-dash draw:display-name="Dash 38" draw:distance="0.011cm" draw:dots1="1" draw:dots1-length="0.011cm" draw:dots2="1" draw:dots2-length="0.011cm" draw:name="Dash_20_38" draw:style="rect"/>
    <draw:stroke-dash draw:display-name="Dash 39" draw:distance="0.011cm" draw:dots1="1" draw:dots1-length="0.011cm" draw:dots2="1" draw:dots2-length="0.011cm" draw:name="Dash_20_39" draw:style="rect"/>
    <draw:stroke-dash draw:display-name="Dash 4" draw:distance="0.011cm" draw:dots1="1" draw:dots1-length="0.011cm" draw:dots2="1" draw:dots2-length="0.011cm" draw:name="Dash_20_4" draw:style="rect"/>
    <draw:stroke-dash draw:display-name="Dash 40" draw:distance="0.011cm" draw:dots1="1" draw:dots1-length="0.011cm" draw:dots2="1" draw:dots2-length="0.011cm" draw:name="Dash_20_40" draw:style="rect"/>
    <draw:stroke-dash draw:display-name="Dash 41" draw:distance="0.011cm" draw:dots1="1" draw:dots1-length="0.011cm" draw:dots2="1" draw:dots2-length="0.011cm" draw:name="Dash_20_41" draw:style="rect"/>
    <draw:stroke-dash draw:display-name="Dash 42" draw:distance="0.011cm" draw:dots1="1" draw:dots1-length="0.011cm" draw:dots2="1" draw:dots2-length="0.011cm" draw:name="Dash_20_42" draw:style="rect"/>
    <draw:stroke-dash draw:display-name="Dash 43" draw:distance="0.011cm" draw:dots1="1" draw:dots1-length="0.011cm" draw:dots2="1" draw:dots2-length="0.011cm" draw:name="Dash_20_43" draw:style="rect"/>
    <draw:stroke-dash draw:display-name="Dash 44" draw:distance="0.011cm" draw:dots1="1" draw:dots1-length="0.011cm" draw:dots2="1" draw:dots2-length="0.011cm" draw:name="Dash_20_44" draw:style="rect"/>
    <draw:stroke-dash draw:display-name="Dash 45" draw:distance="0.011cm" draw:dots1="1" draw:dots1-length="0.011cm" draw:dots2="1" draw:dots2-length="0.011cm" draw:name="Dash_20_45" draw:style="rect"/>
    <draw:stroke-dash draw:display-name="Dash 46" draw:distance="0.011cm" draw:dots1="1" draw:dots1-length="0.011cm" draw:dots2="1" draw:dots2-length="0.011cm" draw:name="Dash_20_46" draw:style="rect"/>
    <draw:stroke-dash draw:display-name="Dash 47" draw:distance="0.011cm" draw:dots1="1" draw:dots1-length="0.011cm" draw:dots2="1" draw:dots2-length="0.011cm" draw:name="Dash_20_47" draw:style="rect"/>
    <draw:stroke-dash draw:display-name="Dash 48" draw:distance="0.011cm" draw:dots1="1" draw:dots1-length="0.011cm" draw:dots2="1" draw:dots2-length="0.011cm" draw:name="Dash_20_48" draw:style="rect"/>
    <draw:stroke-dash draw:display-name="Dash 49" draw:distance="0.011cm" draw:dots1="1" draw:dots1-length="0.011cm" draw:dots2="1" draw:dots2-length="0.011cm" draw:name="Dash_20_49" draw:style="rect"/>
    <draw:stroke-dash draw:display-name="Dash 5" draw:distance="0.011cm" draw:dots1="1" draw:dots1-length="0.011cm" draw:dots2="1" draw:dots2-length="0.011cm" draw:name="Dash_20_5" draw:style="rect"/>
    <draw:stroke-dash draw:display-name="Dash 50" draw:distance="0.011cm" draw:dots1="1" draw:dots1-length="0.011cm" draw:dots2="1" draw:dots2-length="0.011cm" draw:name="Dash_20_50" draw:style="rect"/>
    <draw:stroke-dash draw:display-name="Dash 51" draw:distance="0.011cm" draw:dots1="1" draw:dots1-length="0.011cm" draw:dots2="1" draw:dots2-length="0.011cm" draw:name="Dash_20_51" draw:style="rect"/>
    <draw:stroke-dash draw:display-name="Dash 52" draw:distance="0.011cm" draw:dots1="1" draw:dots1-length="0.011cm" draw:dots2="1" draw:dots2-length="0.011cm" draw:name="Dash_20_52" draw:style="rect"/>
    <draw:stroke-dash draw:display-name="Dash 53" draw:distance="0.011cm" draw:dots1="1" draw:dots1-length="0.011cm" draw:dots2="1" draw:dots2-length="0.011cm" draw:name="Dash_20_53" draw:style="rect"/>
    <draw:stroke-dash draw:display-name="Dash 54" draw:distance="0.011cm" draw:dots1="1" draw:dots1-length="0.011cm" draw:dots2="1" draw:dots2-length="0.011cm" draw:name="Dash_20_54" draw:style="rect"/>
    <draw:stroke-dash draw:display-name="Dash 55" draw:distance="0.011cm" draw:dots1="1" draw:dots1-length="0.011cm" draw:dots2="1" draw:dots2-length="0.011cm" draw:name="Dash_20_55" draw:style="rect"/>
    <draw:stroke-dash draw:display-name="Dash 56" draw:distance="0.011cm" draw:dots1="1" draw:dots1-length="0.011cm" draw:dots2="1" draw:dots2-length="0.011cm" draw:name="Dash_20_56" draw:style="rect"/>
    <draw:stroke-dash draw:display-name="Dash 57" draw:distance="0.011cm" draw:dots1="1" draw:dots1-length="0.011cm" draw:dots2="1" draw:dots2-length="0.011cm" draw:name="Dash_20_57" draw:style="rect"/>
    <draw:stroke-dash draw:display-name="Dash 58" draw:distance="0.011cm" draw:dots1="1" draw:dots1-length="0.011cm" draw:dots2="1" draw:dots2-length="0.011cm" draw:name="Dash_20_58" draw:style="rect"/>
    <draw:stroke-dash draw:display-name="Dash 59" draw:distance="0.011cm" draw:dots1="1" draw:dots1-length="0.011cm" draw:dots2="1" draw:dots2-length="0.011cm" draw:name="Dash_20_59" draw:style="rect"/>
    <draw:stroke-dash draw:display-name="Dash 6" draw:distance="0.011cm" draw:dots1="1" draw:dots1-length="0.011cm" draw:dots2="1" draw:dots2-length="0.011cm" draw:name="Dash_20_6" draw:style="rect"/>
    <draw:stroke-dash draw:display-name="Dash 60" draw:distance="0.011cm" draw:dots1="1" draw:dots1-length="0.011cm" draw:dots2="1" draw:dots2-length="0.011cm" draw:name="Dash_20_60" draw:style="rect"/>
    <draw:stroke-dash draw:display-name="Dash 61" draw:distance="0.011cm" draw:dots1="1" draw:dots1-length="0.011cm" draw:dots2="1" draw:dots2-length="0.011cm" draw:name="Dash_20_61" draw:style="rect"/>
    <draw:stroke-dash draw:display-name="Dash 62" draw:distance="0.011cm" draw:dots1="1" draw:dots1-length="0.011cm" draw:dots2="1" draw:dots2-length="0.011cm" draw:name="Dash_20_62" draw:style="rect"/>
    <draw:stroke-dash draw:display-name="Dash 63" draw:distance="0.011cm" draw:dots1="1" draw:dots1-length="0.011cm" draw:dots2="1" draw:dots2-length="0.011cm" draw:name="Dash_20_63" draw:style="rect"/>
    <draw:stroke-dash draw:display-name="Dash 64" draw:distance="0.011cm" draw:dots1="1" draw:dots1-length="0.011cm" draw:dots2="1" draw:dots2-length="0.011cm" draw:name="Dash_20_64" draw:style="rect"/>
    <draw:stroke-dash draw:display-name="Dash 65" draw:distance="0.011cm" draw:dots1="1" draw:dots1-length="0.011cm" draw:dots2="1" draw:dots2-length="0.011cm" draw:name="Dash_20_65" draw:style="rect"/>
    <draw:stroke-dash draw:display-name="Dash 66" draw:distance="0.011cm" draw:dots1="1" draw:dots1-length="0.011cm" draw:dots2="1" draw:dots2-length="0.011cm" draw:name="Dash_20_66" draw:style="rect"/>
    <draw:stroke-dash draw:display-name="Dash 67" draw:distance="0.011cm" draw:dots1="1" draw:dots1-length="0.011cm" draw:dots2="1" draw:dots2-length="0.011cm" draw:name="Dash_20_67" draw:style="rect"/>
    <draw:stroke-dash draw:display-name="Dash 68" draw:distance="0.011cm" draw:dots1="1" draw:dots1-length="0.011cm" draw:dots2="1" draw:dots2-length="0.011cm" draw:name="Dash_20_68" draw:style="rect"/>
    <draw:stroke-dash draw:display-name="Dash 69" draw:distance="0.011cm" draw:dots1="1" draw:dots1-length="0.011cm" draw:dots2="1" draw:dots2-length="0.011cm" draw:name="Dash_20_69" draw:style="rect"/>
    <draw:stroke-dash draw:display-name="Dash 7" draw:distance="0.011cm" draw:dots1="1" draw:dots1-length="0.011cm" draw:dots2="1" draw:dots2-length="0.011cm" draw:name="Dash_20_7" draw:style="rect"/>
    <draw:stroke-dash draw:display-name="Dash 70" draw:distance="0.011cm" draw:dots1="1" draw:dots1-length="0.011cm" draw:dots2="1" draw:dots2-length="0.011cm" draw:name="Dash_20_70" draw:style="rect"/>
    <draw:stroke-dash draw:display-name="Dash 71" draw:distance="0.011cm" draw:dots1="1" draw:dots1-length="0.011cm" draw:dots2="1" draw:dots2-length="0.011cm" draw:name="Dash_20_71" draw:style="rect"/>
    <draw:stroke-dash draw:display-name="Dash 72" draw:distance="0.011cm" draw:dots1="1" draw:dots1-length="0.011cm" draw:dots2="1" draw:dots2-length="0.011cm" draw:name="Dash_20_72" draw:style="rect"/>
    <draw:stroke-dash draw:display-name="Dash 73" draw:distance="0.011cm" draw:dots1="1" draw:dots1-length="0.011cm" draw:dots2="1" draw:dots2-length="0.011cm" draw:name="Dash_20_73" draw:style="rect"/>
    <draw:stroke-dash draw:display-name="Dash 74" draw:distance="0.011cm" draw:dots1="1" draw:dots1-length="0.011cm" draw:dots2="1" draw:dots2-length="0.011cm" draw:name="Dash_20_74" draw:style="rect"/>
    <draw:stroke-dash draw:display-name="Dash 75" draw:distance="0.011cm" draw:dots1="1" draw:dots1-length="0.011cm" draw:dots2="1" draw:dots2-length="0.011cm" draw:name="Dash_20_75" draw:style="rect"/>
    <draw:stroke-dash draw:display-name="Dash 76" draw:distance="0.011cm" draw:dots1="1" draw:dots1-length="0.011cm" draw:dots2="1" draw:dots2-length="0.011cm" draw:name="Dash_20_76" draw:style="rect"/>
    <draw:stroke-dash draw:display-name="Dash 77" draw:distance="0.011cm" draw:dots1="1" draw:dots1-length="0.011cm" draw:dots2="1" draw:dots2-length="0.011cm" draw:name="Dash_20_77" draw:style="rect"/>
    <draw:stroke-dash draw:display-name="Dash 78" draw:distance="0.011cm" draw:dots1="1" draw:dots1-length="0.011cm" draw:dots2="1" draw:dots2-length="0.011cm" draw:name="Dash_20_78" draw:style="rect"/>
    <draw:stroke-dash draw:display-name="Dash 79" draw:distance="0.011cm" draw:dots1="1" draw:dots1-length="0.011cm" draw:dots2="1" draw:dots2-length="0.011cm" draw:name="Dash_20_79" draw:style="rect"/>
    <draw:stroke-dash draw:display-name="Dash 8" draw:distance="0.011cm" draw:dots1="1" draw:dots1-length="0.011cm" draw:dots2="1" draw:dots2-length="0.011cm" draw:name="Dash_20_8" draw:style="rect"/>
    <draw:stroke-dash draw:display-name="Dash 9" draw:distance="0.011cm" draw:dots1="1" draw:dots1-length="0.011cm" draw:dots2="1" draw:dots2-length="0.011cm" draw:name="Dash_20_9" draw:style="rect"/>
    <style:default-style style:family="graphic">
      <style:graphic-properties draw:end-line-spacing-horizontal="0.283cm" draw:end-line-spacing-vertical="0.283cm" draw:shadow-offset-x="0.3cm" draw:shadow-offset-y="0.3cm" draw:start-line-spacing-horizontal="0.283cm" draw:start-line-spacing-vertical="0.283cm" fo:wrap-option="no-wrap" style:flow-with-text="true"/>
      <style:paragraph-properties style:font-independent-line-spacing="false" style:line-break="strict" style:text-autospace="ideograph-alpha" style:writing-mode="lr-tb">
        <style:tab-stops/>
      </style:paragraph-properties>
      <style:text-properties fo:color="#000000" fo:country="US" fo:font-size="12pt" fo:language="en" style:country-asian="US" style:country-complex="US" style:font-size-asian="12pt" style:font-size-complex="12pt" style:language-asian="en" style:language-complex="en"/>
    </style:default-style>
    <style:default-style style:family="paragraph">
      <style:paragraph-properties fo:hyphenation-ladder-count="no-limit" style:line-break="strict" style:punctuation-wrap="hanging" style:tab-stop-distance="2.205cm" style:text-autospace="ideograph-alpha" style:writing-mode="lr-tb"/>
      <style:text-properties fo:color="#000000" fo:country="US" fo:font-size="12pt" fo:hyphenate="false" fo:hyphenation-push-char-count="2" fo:hyphenation-remain-char-count="2" fo:language="en" style:country-asian="US" style:country-complex="US" style:font-name="Thorndale" style:font-name-asian="HG Mincho Light J" style:font-name-complex="Arial Unicode MS" style:font-size-asian="12pt" style:font-size-complex="12pt" style:language-asian="en" style:language-complex="en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class="text" style:family="paragraph" style:name="Standard"/>
    <style:style style:class="text" style:display-name="Text body" style:family="paragraph" style:name="Text_20_body" style:parent-style-name="Standard">
      <style:paragraph-properties fo:margin-bottom="0.212cm" fo:margin-top="0cm"/>
    </style:style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Arial"/>
    </style:style>
    <style:style style:class="text" style:display-name="Heading 1" style:family="paragraph" style:name="Heading_20_1" style:next-style-name="Text_20_body" style:parent-style-name="Heading">
      <style:text-properties fo:font-size="115%" fo:font-weight="bold"/>
    </style:style>
    <style:style style:class="text" style:display-name="Heading 2" style:family="paragraph" style:name="Heading_20_2" style:next-style-name="Text_20_body" style:parent-style-name="Heading">
      <style:text-properties fo:font-size="14pt" fo:font-style="italic" fo:font-weight="bold"/>
    </style:style>
    <style:style style:class="text" style:display-name="Heading 3" style:family="paragraph" style:name="Heading_20_3" style:next-style-name="Text_20_body" style:parent-style-name="Heading">
      <style:paragraph-properties fo:margin="100%" fo:margin-left="1cm" fo:margin-right="0cm" fo:text-indent="-1cm" style:auto-text-indent="false"/>
      <style:text-properties fo:font-size="14pt" fo:font-weight="bold" style:font-size-asian="14pt" style:font-size-complex="14pt" style:font-weight-asian="bold" style:font-weight-complex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fo:font-size="75%" fo:font-weight="bold"/>
    </style:style>
    <style:style style:class="text" style:default-outline-level="7" style:display-name="Heading 7" style:family="paragraph" style:name="Heading_20_7" style:next-style-name="Text_20_body" style:parent-style-name="Heading">
      <style:text-properties fo:font-size="75%" fo:font-weight="bold"/>
    </style:style>
    <style:style style:class="text" style:default-outline-level="8" style:display-name="Heading 8" style:family="paragraph" style:name="Heading_20_8" style:next-style-name="Text_20_body" style:parent-style-name="Heading">
      <style:text-properties fo:font-size="75%" fo:font-weight="bold"/>
    </style:style>
    <style:style style:class="text" style:default-outline-level="9" style:display-name="Heading 9" style:family="paragraph" style:name="Heading_20_9" style:next-style-name="Text_20_body" style:parent-style-name="Heading">
      <style:text-properties fo:font-size="75%" fo:font-weight="bold"/>
    </style:style>
    <style:style style:class="text" style:default-outline-level="10" style:display-name="Heading 10" style:family="paragraph" style:name="Heading_20_10" style:next-style-name="Text_20_body" style:parent-style-name="Heading">
      <style:text-properties fo:font-size="75%" fo:font-weight="bold"/>
    </style:style>
    <style:style style:class="list" style:family="paragraph" style:name="List" style:parent-style-name="Text_20_body"/>
    <style:style style:class="extra" style:family="paragraph" style:name="Header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Table Contents" style:family="paragraph" style:name="Table_20_Contents" style:parent-style-name="Text_20_body">
      <style:paragraph-properties text:line-number="0" text:number-lines="false"/>
    </style:style>
    <style:style style:class="extra" style:display-name="Table Heading" style:family="paragraph" style:name="Table_20_Heading" style:parent-style-name="Table_20_Contents">
      <style:paragraph-properties fo:text-align="center" style:justify-single-word="false" text:line-number="0" text:number-lines="false"/>
      <style:text-properties fo:font-style="italic" fo:font-weight="bold"/>
    </style:style>
    <style:style style:class="extra" style:family="paragraph" style:name="Caption" style:parent-style-name="Standard">
      <style:paragraph-properties fo:margin-bottom="0.212cm" fo:margin-top="0.212cm" text:line-number="0" text:number-lines="false"/>
      <style:text-properties fo:font-size="10pt" fo:font-style="italic"/>
    </style:style>
    <style:style style:class="extra" style:family="paragraph" style:name="Table" style:parent-style-name="Caption"/>
    <style:style style:class="extra" style:display-name="Frame contents" style:family="paragraph" style:name="Frame_20_contents" style:parent-style-name="Text_20_body"/>
    <style:style style:class="extra" style:family="paragraph" style:name="Footnote" style:parent-style-name="Standard">
      <style:paragraph-properties fo:margin="100%" fo:margin-left="0.499cm" fo:margin-right="0cm" fo:text-indent="-0.499cm" style:auto-text-indent="false" text:line-number="0" text:number-lines="false">
        <style:tab-stops/>
      </style:paragraph-properties>
      <style:text-properties fo:font-size="10pt" style:font-size-asian="10pt" style:font-size-complex="10pt"/>
    </style:style>
    <style:style style:class="index" style:family="paragraph" style:name="Index" style:parent-style-name="Standard">
      <style:paragraph-properties text:line-number="0" text:number-lines="false"/>
    </style:style>
    <style:style style:class="index" style:display-name="Index Heading" style:family="paragraph" style:name="Index_20_Heading" style:parent-style-name="Heading">
      <style:paragraph-properties fo:margin="100%"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display-name="Index 1" style:family="paragraph" style:name="Index_20_1" style:parent-style-name="Index">
      <style:paragraph-properties fo:margin="100%" fo:margin-left="0cm" fo:margin-right="0cm" fo:text-indent="0cm" style:auto-text-indent="false"/>
    </style:style>
    <style:style style:class="index" style:display-name="Contents Heading" style:family="paragraph" style:name="Contents_20_Heading" style:parent-style-name="Heading">
      <style:paragraph-properties fo:margin="100%" fo:margin-left="0cm" fo:margin-right="0cm" fo:text-indent="0cm" style:auto-text-indent="false" text:line-number="0" text:number-lines="false"/>
      <style:text-properties fo:font-size="16pt" fo:font-weight="bold"/>
    </style:style>
    <style:style style:class="index" style:display-name="Contents 1" style:family="paragraph" style:name="Contents_20_1" style:parent-style-name="Index">
      <style:paragraph-properties fo:margin="100%"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Contents 2" style:family="paragraph" style:name="Contents_20_2" style:parent-style-name="Index">
      <style:paragraph-properties fo:margin="100%" fo:margin-left="0.499cm" fo:margin-right="0cm" fo:text-indent="0cm" style:auto-text-indent="false">
        <style:tab-stops>
          <style:tab-stop style:leader-style="dotted" style:leader-text="." style:position="16.499cm" style:type="right"/>
        </style:tab-stops>
      </style:paragraph-properties>
    </style:style>
    <style:style style:class="index" style:display-name="Contents 3" style:family="paragraph" style:name="Contents_20_3" style:parent-style-name="Index">
      <style:paragraph-properties fo:margin="100%" fo:margin-left="0.998cm" fo:margin-right="0cm" fo:text-indent="0cm" style:auto-text-indent="false">
        <style:tab-stops>
          <style:tab-stop style:leader-style="dotted" style:leader-text="." style:position="16cm" style:type="right"/>
        </style:tab-stops>
      </style:paragraph-properties>
    </style:style>
    <style:style style:class="index" style:display-name="Contents 4" style:family="paragraph" style:name="Contents_20_4" style:parent-style-name="Index">
      <style:paragraph-properties fo:margin="100%" fo:margin-left="1.498cm" fo:margin-right="0cm" fo:text-indent="0cm" style:auto-text-indent="false">
        <style:tab-stops>
          <style:tab-stop style:leader-style="dotted" style:leader-text="." style:position="15.501cm" style:type="right"/>
        </style:tab-stops>
      </style:paragraph-properties>
    </style:style>
    <style:style style:class="index" style:display-name="Contents 5" style:family="paragraph" style:name="Contents_20_5" style:parent-style-name="Index">
      <style:paragraph-properties fo:margin="100%" fo:margin-left="1.997cm" fo:margin-right="0cm" fo:text-indent="0cm" style:auto-text-indent="false">
        <style:tab-stops>
          <style:tab-stop style:leader-style="dotted" style:leader-text="." style:position="15.002cm" style:type="right"/>
        </style:tab-stops>
      </style:paragraph-properties>
    </style:style>
    <style:style style:class="index" style:display-name="Contents 6" style:family="paragraph" style:name="Contents_20_6" style:parent-style-name="Index">
      <style:paragraph-properties fo:margin="100%" fo:margin-left="2.496cm" fo:margin-right="0cm" fo:text-indent="0cm" style:auto-text-indent="false">
        <style:tab-stops>
          <style:tab-stop style:leader-style="dotted" style:leader-text="." style:position="14.503cm" style:type="right"/>
        </style:tab-stops>
      </style:paragraph-properties>
    </style:style>
    <style:style style:class="index" style:display-name="Contents 7" style:family="paragraph" style:name="Contents_20_7" style:parent-style-name="Index">
      <style:paragraph-properties fo:margin="100%" fo:margin-left="2.995cm" fo:margin-right="0cm" fo:text-indent="0cm" style:auto-text-indent="false">
        <style:tab-stops>
          <style:tab-stop style:leader-style="dotted" style:leader-text="." style:position="14.004cm" style:type="right"/>
        </style:tab-stops>
      </style:paragraph-properties>
    </style:style>
    <style:style style:class="index" style:display-name="Contents 8" style:family="paragraph" style:name="Contents_20_8" style:parent-style-name="Index">
      <style:paragraph-properties fo:margin="100%" fo:margin-left="3.494cm" fo:margin-right="0cm" fo:text-indent="0cm" style:auto-text-indent="false">
        <style:tab-stops>
          <style:tab-stop style:leader-style="dotted" style:leader-text="." style:position="13.504cm" style:type="right"/>
        </style:tab-stops>
      </style:paragraph-properties>
    </style:style>
    <style:style style:class="index" style:display-name="Contents 9" style:family="paragraph" style:name="Contents_20_9" style:parent-style-name="Index">
      <style:paragraph-properties fo:margin="100%" fo:margin-left="3.993cm" fo:margin-right="0cm" fo:text-indent="0cm" style:auto-text-indent="false">
        <style:tab-stops>
          <style:tab-stop style:leader-style="dotted" style:leader-text="." style:position="13.005cm" style:type="right"/>
        </style:tab-stops>
      </style:paragraph-properties>
    </style:style>
    <style:style style:class="index" style:display-name="Contents 10" style:family="paragraph" style:name="Contents_20_10" style:parent-style-name="Index">
      <style:paragraph-properties fo:margin="100%" fo:margin-left="4.493cm" fo:margin-right="0cm" fo:text-indent="0cm" style:auto-text-indent="false">
        <style:tab-stops>
          <style:tab-stop style:leader-style="dotted" style:leader-text="." style:position="12.506cm" style:type="right"/>
        </style:tab-stops>
      </style:paragraph-properties>
    </style:style>
    <style:style style:class="html" style:display-name="Preformatted Text" style:family="paragraph" style:name="Preformatted_20_Text" style:parent-style-name="Standard">
      <style:paragraph-properties fo:margin-bottom="0cm" fo:margin-top="0cm"/>
      <style:text-properties fo:font-size="10pt" style:font-name="Cumberland1" style:font-name-asian="Cumberland1" style:font-name-complex="Cumberland1" style:font-size-asian="10pt" style:font-size-complex="10pt"/>
    </style:style>
    <style:style style:class="html" style:display-name="List Contents" style:family="paragraph" style:name="List_20_Contents" style:parent-style-name="Standard">
      <style:paragraph-properties fo:margin="100%" fo:margin-left="1cm" fo:margin-right="0cm" fo:text-indent="0cm" style:auto-text-indent="false"/>
    </style:style>
    <style:style style:display-name="xl_standard" style:family="paragraph" style:master-page-name="" style:name="xl_5f_standard" style:parent-style-name="Standard">
      <style:paragraph-properties style:page-number="auto">
        <style:tab-stops/>
      </style:paragraph-properties>
      <style:text-properties fo:country="GB" fo:font-size="10pt" fo:language="en" style:country-asian="none" style:font-name="Thorndale1" style:font-size-asian="10pt" style:font-size-complex="10pt" style:language-asian="zh"/>
    </style:style>
    <style:style style:display-name="xl_text" style:family="paragraph" style:master-page-name="" style:name="xl_5f_text" style:parent-style-name="xl_5f_standard">
      <style:paragraph-properties fo:hyphenation-ladder-count="3" fo:keep-together="always" fo:margin-bottom="0.101cm" fo:margin-top="0.101cm" fo:orphans="0" fo:text-align="justify" fo:widows="0" style:justify-single-word="false" style:page-number="auto">
        <style:tab-stops/>
      </style:paragraph-properties>
      <style:text-properties fo:hyphenate="true" fo:hyphenation-push-char-count="5" fo:hyphenation-remain-char-count="5"/>
    </style:style>
    <style:style style:display-name="xl_table_text" style:family="paragraph" style:master-page-name="" style:name="xl_5f_table_5f_text" style:parent-style-name="xl_5f_text">
      <style:paragraph-properties fo:margin="100%" fo:margin-left="0.101cm" fo:margin-right="0cm" fo:text-align="start" fo:text-indent="0cm" style:auto-text-indent="false" style:justify-single-word="false" style:page-number="auto">
        <style:tab-stops>
          <style:tab-stop style:position="2.499cm"/>
          <style:tab-stop style:position="3.5cm"/>
        </style:tab-stops>
      </style:paragraph-properties>
    </style:style>
    <style:style style:display-name="xl_table_text_center" style:family="paragraph" style:master-page-name="" style:name="xl_5f_table_5f_text_5f_center" style:parent-style-name="xl_5f_table_5f_text">
      <style:paragraph-properties fo:margin="100%" fo:margin-left="0cm" fo:margin-right="0cm" fo:text-align="center" fo:text-indent="0cm" style:auto-text-indent="false" style:justify-single-word="false" style:page-number="auto"/>
    </style:style>
    <style:style style:display-name="xl_table_header_center" style:family="paragraph" style:name="xl_5f_table_5f_header_5f_center" style:parent-style-name="xl_5f_table_5f_header">
      <style:paragraph-properties fo:margin="100%" fo:margin-left="0cm" fo:margin-right="0cm" fo:text-align="center" fo:text-indent="0cm" style:auto-text-indent="false" style:justify-single-word="false"/>
    </style:style>
    <style:style style:display-name="xl_header_footer" style:family="paragraph" style:name="xl_5f_header_5f_footer" style:parent-style-name="xl_5f_standard">
      <style:paragraph-properties>
        <style:tab-stops>
          <style:tab-stop style:position="0cm"/>
          <style:tab-stop style:position="8.5cm" style:type="center"/>
          <style:tab-stop style:position="17cm" style:type="right"/>
        </style:tab-stops>
      </style:paragraph-properties>
    </style:style>
    <style:style style:default-outline-level="1" style:display-name="xl_headline_level1" style:family="paragraph" style:master-page-name="" style:name="xl_5f_headline_5f_level1" style:next-style-name="xl_5f_text" style:parent-style-name="xl_5f_headline_5f_base">
      <style:paragraph-properties fo:border-bottom="0.002cm solid #000000" fo:border-left="0.002cm solid #ffffff" fo:border-right="none" fo:border-top="0.002cm solid #ffffff" fo:break-before="page" fo:margin-bottom="1.499cm" fo:margin-top="0cm" fo:padding="1.499cm" style:page-number="auto"/>
      <style:text-properties fo:font-size="22pt"/>
    </style:style>
    <style:style style:default-outline-level="2" style:display-name="xl_headline_level2" style:family="paragraph" style:master-page-name="" style:name="xl_5f_headline_5f_level2" style:next-style-name="xl_5f_text" style:parent-style-name="xl_5f_headline_5f_base">
      <style:paragraph-properties fo:break-before="page" fo:margin-bottom="0.75cm" fo:margin-top="1.499cm" style:page-number="auto"/>
      <style:text-properties fo:font-size="18pt"/>
    </style:style>
    <style:style style:default-outline-level="3" style:display-name="xl_headline_level3" style:family="paragraph" style:master-page-name="" style:name="xl_5f_headline_5f_level3" style:next-style-name="xl_5f_text" style:parent-style-name="xl_5f_headline_5f_base">
      <style:paragraph-properties fo:margin-bottom="0.6cm" fo:margin-top="1.199cm" style:page-number="auto"/>
      <style:text-properties fo:font-size="14pt"/>
    </style:style>
    <style:style style:display-name="xl_contents_level1" style:family="paragraph" style:master-page-name="" style:name="xl_5f_contents_5f_level1" style:parent-style-name="xl_5f_standard">
      <style:paragraph-properties fo:keep-with-next="always" fo:margin-bottom="0.101cm" fo:margin-top="0.349cm" style:page-number="auto"/>
      <style:text-properties fo:font-size="14pt"/>
    </style:style>
    <style:style style:display-name="xl_contents_level2" style:family="paragraph" style:master-page-name="" style:name="xl_5f_contents_5f_level2" style:parent-style-name="xl_5f_standard">
      <style:paragraph-properties fo:margin-bottom="0cm" fo:margin-top="0cm" style:page-number="auto"/>
    </style:style>
    <style:style style:display-name="xl_standard_bold" style:family="paragraph" style:name="xl_5f_standard_5f_bold" style:parent-style-name="xl_5f_standard">
      <style:text-properties fo:font-weight="bold" style:font-name="Thorndale2"/>
    </style:style>
    <style:style style:display-name="xl_table_header" style:family="paragraph" style:name="xl_5f_table_5f_header" style:parent-style-name="xl_5f_standard_5f_bold">
      <style:paragraph-properties fo:margin="100%" fo:margin-left="0.101cm" fo:margin-right="0cm" fo:text-indent="0cm" style:auto-text-indent="false"/>
    </style:style>
    <style:style style:display-name="xl_headline_base" style:family="paragraph" style:master-page-name="" style:name="xl_5f_headline_5f_base" style:next-style-name="xl_5f_text" style:parent-style-name="xl_5f_standard_5f_bold">
      <style:paragraph-properties fo:keep-with-next="always" style:page-number="auto"/>
    </style:style>
    <style:style style:display-name="xl_contents_level3" style:family="paragraph" style:master-page-name="" style:name="xl_5f_contents_5f_level3" style:parent-style-name="xl_5f_standard">
      <style:paragraph-properties style:page-number="auto"/>
      <style:text-properties fo:font-size="8pt"/>
    </style:style>
    <style:style style:display-name="xl_list_bullet" style:family="paragraph" style:list-style-name="xl_5f_numbering_5f_bullet" style:master-page-name="" style:name="xl_5f_list_5f_bullet" style:parent-style-name="xl_5f_text">
      <style:paragraph-properties fo:keep-with-next="always" style:page-number="auto"/>
    </style:style>
    <style:style style:display-name="xl_headline_list" style:family="paragraph" style:list-style-name="xl_5f_numbering_5f_bullet" style:master-page-name="" style:name="xl_5f_headline_5f_list" style:next-style-name="xl_5f_text" style:parent-style-name="xl_5f_headline_5f_base">
      <style:paragraph-properties fo:margin-bottom="0.3cm" fo:margin-top="0.6cm" style:page-number="auto"/>
      <style:text-properties fo:font-size="12pt"/>
    </style:style>
    <style:style style:display-name="xl_title_big" style:family="paragraph" style:master-page-name="" style:name="xl_5f_title_5f_big" style:next-style-name="xl_5f_text" style:parent-style-name="xl_5f_standard_5f_bold">
      <style:paragraph-properties fo:line-height="150%" fo:margin-bottom="1.499cm" fo:margin-top="1.499cm" fo:text-align="center" style:justify-single-word="false" style:page-number="auto">
        <style:tab-stops/>
      </style:paragraph-properties>
      <style:text-properties fo:font-size="32pt"/>
    </style:style>
    <style:style style:display-name="xl_title_small" style:family="paragraph" style:master-page-name="" style:name="xl_5f_title_5f_small" style:next-style-name="xl_5f_text" style:parent-style-name="xl_5f_standard_5f_bold">
      <style:paragraph-properties fo:margin-bottom="2cm" fo:margin-top="2cm" fo:text-align="center" style:justify-single-word="false" style:page-number="auto">
        <style:tab-stops/>
      </style:paragraph-properties>
      <style:text-properties fo:font-size="22pt"/>
    </style:style>
    <style:style style:display-name="xl_list_bullet_last" style:family="paragraph" style:master-page-name="" style:name="xl_5f_list_5f_bullet_5f_last" style:next-style-name="xl_5f_text" style:parent-style-name="xl_5f_list_5f_bullet">
      <style:paragraph-properties fo:keep-with-next="auto" style:page-number="auto"/>
    </style:style>
    <style:style style:default-outline-level="" style:display-name="xl_headline_contents" style:family="paragraph" style:list-style-name="" style:name="xl_5f_headline_5f_contents" style:next-style-name="xl_5f_text" style:parent-style-name="xl_5f_headline_5f_level1"/>
    <style:style style:display-name="xl_spec_example" style:family="paragraph" style:name="xl_5f_spec_5f_example" style:next-style-name="xl_5f_text" style:parent-style-name="xl_5f_text">
      <style:paragraph-properties fo:border-bottom="0.035cm solid #e6e6e6" fo:border-left="0.176cm solid #e6e6e6" fo:border-right="0.176cm solid #e6e6e6" fo:border-top="0.035cm solid #e6e6e6" fo:padding-bottom="0.101cm" fo:padding-left="0.349cm" fo:padding-right="0.349cm" fo:padding-top="0.101cm"/>
    </style:style>
    <style:style style:display-name="xl_table_text_right" style:family="paragraph" style:name="xl_5f_table_5f_text_5f_right" style:parent-style-name="xl_5f_table_5f_text">
      <style:paragraph-properties fo:text-align="end" style:justify-single-word="false"/>
    </style:style>
    <style:style style:display-name="xl_text_keep" style:family="paragraph" style:master-page-name="" style:name="xl_5f_text_5f_keep" style:next-style-name="xl_5f_text" style:parent-style-name="xl_5f_text">
      <style:paragraph-properties fo:keep-with-next="always" style:page-number="auto"/>
    </style:style>
    <style:style style:display-name="xl_spec_example_keep" style:family="paragraph" style:master-page-name="" style:name="xl_5f_spec_5f_example_5f_keep" style:next-style-name="xl_5f_spec_5f_example" style:parent-style-name="xl_5f_spec_5f_example">
      <style:paragraph-properties fo:keep-with-next="always" style:page-number="auto"/>
    </style:style>
    <style:style style:display-name="xl_spec_footnode" style:family="paragraph" style:master-page-name="" style:name="xl_5f_spec_5f_footnode" style:parent-style-name="xl_5f_standard">
      <style:paragraph-properties fo:margin="100%" fo:margin-bottom="0.101cm" fo:margin-left="0.3cm" fo:margin-right="0cm" fo:margin-top="0cm" fo:text-indent="-0.3cm" style:auto-text-indent="false" style:page-number="auto" text:line-number="0" text:number-lines="false">
        <style:tab-stops/>
      </style:paragraph-properties>
      <style:text-properties fo:font-size="9pt"/>
    </style:style>
    <style:style style:display-name="xl_table_list_bullet" style:family="paragraph" style:list-style-name="xl_5f_numbering_5f_bullet" style:name="xl_5f_table_5f_list_5f_bullet" style:parent-style-name="xl_5f_table_5f_text"/>
    <style:style style:display-name="xl_spec_formula" style:family="paragraph" style:name="xl_5f_spec_5f_formula" style:next-style-name="xl_5f_text" style:parent-style-name="xl_5f_text">
      <style:paragraph-properties fo:background-color="#e6e6e6" fo:border-bottom="0.035cm solid #c0c0c0" fo:border-left="0.176cm solid #c0c0c0" fo:border-right="0.176cm solid #c0c0c0" fo:border-top="0.035cm solid #c0c0c0" fo:margin="100%" fo:margin-left="0cm" fo:margin-right="0cm" fo:padding-bottom="0.101cm" fo:padding-left="0.349cm" fo:padding-right="0.349cm" fo:padding-top="0.101cm" fo:text-indent="0cm" style:auto-text-indent="false">
        <style:background-image/>
      </style:paragraph-properties>
    </style:style>
    <style:style style:display-name="xl_spec_formula_keep" style:family="paragraph" style:master-page-name="" style:name="xl_5f_spec_5f_formula_5f_keep" style:next-style-name="xl_5f_spec_5f_formula" style:parent-style-name="xl_5f_spec_5f_formula">
      <style:paragraph-properties fo:keep-with-next="always" style:page-number="auto"/>
    </style:style>
    <style:style style:display-name="xl_spec_example_hex" style:family="paragraph" style:master-page-name="" style:name="xl_5f_spec_5f_example_5f_hex" style:next-style-name="xl_5f_text" style:parent-style-name="xl_5f_spec_5f_example">
      <style:paragraph-properties style:page-number="auto"/>
      <style:text-properties style:font-name="Cumberland"/>
    </style:style>
    <style:style style:display-name="xl_list_num" style:family="paragraph" style:list-style-name="xl_5f_numbering_5f_num" style:master-page-name="" style:name="xl_5f_list_5f_num" style:parent-style-name="xl_5f_text">
      <style:paragraph-properties fo:keep-with-next="always" style:page-number="auto"/>
    </style:style>
    <style:style style:display-name="xl_list_num_last" style:family="paragraph" style:master-page-name="" style:name="xl_5f_list_5f_num_5f_last" style:next-style-name="xl_5f_text" style:parent-style-name="xl_5f_list_5f_num">
      <style:paragraph-properties fo:keep-with-next="auto" style:page-number="auto"/>
    </style:style>
    <style:style style:display-name="Footnote Symbol" style:family="text" style:name="Footnote_20_Symbol"/>
    <style:style style:display-name="Page Number" style:family="text" style:name="Page_20_Number"/>
    <style:style style:display-name="Numbering Symbols" style:family="text" style:name="Numbering_20_Symbols"/>
    <style:style style:display-name="Bullet Symbols" style:family="text" style:name="Bullet_20_Symbols">
      <style:text-properties fo:font-size="9pt" style:font-name="StarSymbol1"/>
    </style:style>
    <style:style style:display-name="Internet link" style:family="text" style:name="Internet_20_link">
      <style:text-properties fo:color="#000080" style:text-underline-color="font-color" style:text-underline-style="solid" style:text-underline-width="auto"/>
    </style:style>
    <style:style style:display-name="Visited Internet Link" style:family="text" style:name="Visited_20_Internet_20_Link">
      <style:text-properties fo:color="#800000" style:text-underline-color="font-color" style:text-underline-style="solid" style:text-underline-width="auto"/>
    </style:style>
    <style:style style:display-name="Endnote Symbol" style:family="text" style:name="Endnote_20_Symbol"/>
    <style:style style:display-name="Line numbering" style:family="text" style:name="Line_20_numbering"/>
    <style:style style:display-name="Footnote anchor" style:family="text" style:name="Footnote_20_anchor">
      <style:text-properties style:text-position="super 58%"/>
    </style:style>
    <style:style style:display-name="Endnote anchor" style:family="text" style:name="Endnote_20_anchor">
      <style:text-properties style:text-position="super 58%"/>
    </style:style>
    <style:style style:family="text" style:name="Variable">
      <style:text-properties fo:font-style="italic"/>
    </style:style>
    <style:style style:display-name="xl_font_standard" style:family="text" style:name="xl_5f_font_5f_standard">
      <style:text-properties fo:font-size="10pt" style:font-name="Thorndale3"/>
    </style:style>
    <style:style style:display-name="xl_font_code" style:family="text" style:name="xl_5f_font_5f_code" style:parent-style-name="xl_5f_font_5f_standard">
      <style:text-properties style:font-name="Cumberland" style:text-underline-style="none"/>
    </style:style>
    <style:style style:display-name="xl_font_code_ul" style:family="text" style:name="xl_5f_font_5f_code_5f_ul" style:parent-style-name="xl_5f_font_5f_code">
      <style:text-properties fo:background-color="transparent" style:text-underline-color="font-color" style:text-underline-style="dotted" style:text-underline-width="auto"/>
    </style:style>
    <style:style style:display-name="xl_font_bullet" style:family="text" style:name="xl_5f_font_5f_bullet" style:parent-style-name="xl_5f_font_5f_standard">
      <style:text-properties fo:font-weight="normal" fo:text-shadow="none" style:text-underline-style="none"/>
    </style:style>
    <style:style style:display-name="xl_font_strong" style:family="text" style:name="xl_5f_font_5f_strong" style:parent-style-name="xl_5f_font_5f_standard">
      <style:text-properties fo:background-color="transparent" fo:font-style="italic" fo:font-weight="normal" style:text-underline-style="none"/>
    </style:style>
    <style:style style:display-name="xl_font_code_strong" style:family="text" style:name="xl_5f_font_5f_code_5f_strong" style:parent-style-name="xl_5f_font_5f_code">
      <style:text-properties fo:font-style="italic"/>
    </style:style>
    <style:style style:display-name="xl_font_footnode_anchor" style:family="text" style:name="xl_5f_font_5f_footnode_5f_anchor" style:parent-style-name="xl_5f_font_5f_standard">
      <style:text-properties style:text-position="super 58%"/>
    </style:style>
    <style:style style:display-name="xl_font_footnode_symbol" style:family="text" style:name="xl_5f_font_5f_footnode_5f_symbol" style:parent-style-name="xl_5f_font_5f_standard">
      <style:text-properties fo:font-size="9pt" style:text-position="super 58%"/>
    </style:style>
    <style:style style:display-name="xl_font_code_comment" style:family="text" style:name="xl_5f_font_5f_code_5f_comment" style:parent-style-name="xl_5f_font_5f_standard">
      <style:text-properties fo:font-style="italic"/>
    </style:style>
    <style:style style:display-name="xl_font_code_highl" style:family="text" style:name="xl_5f_font_5f_code_5f_highl" style:parent-style-name="xl_5f_font_5f_code">
      <style:text-properties fo:background-color="#cccccc"/>
    </style:style>
    <style:style style:family="graphic" style:name="Frame">
      <style:graphic-properties fo:border="none" fo:margin-bottom="0cm" fo:margin-left="0cm" fo:margin-right="0cm" fo:margin-top="0cm" fo:min-height="0.34cm" fo:padding="0cm" style:horizontal-pos="center" style:horizontal-rel="paragraph-content" style:number-wrapped-paragraphs="no-limit" style:rel-width="100%" style:vertical-pos="top" style:vertical-rel="paragraph-content" style:wrap="parallel" style:wrap-contour="false" svg:width="12.901cm" svg:x="0cm" svg:y="0cm" text:anchor-type="paragraph">
        <style:columns fo:column-count="1" fo:column-gap="0cm"/>
      </style:graphic-properties>
    </style:style>
    <style:style style:family="graphic" style:name="Graphics">
      <style:graphic-properties style:horizontal-pos="center" style:horizontal-rel="paragraph" style:vertical-pos="top" style:vertical-rel="paragraph" style:wrap="none" svg:x="0cm" svg:y="0cm" text:anchor-type="paragraph"/>
    </style:style>
    <style:style style:family="graphic" style:name="OLE">
      <style:graphic-properties style:horizontal-pos="center" style:horizontal-rel="paragraph" style:vertical-pos="top" style:vertical-rel="paragraph" style:wrap="none" svg:x="0cm" svg:y="0cm" text:anchor-type="paragraph"/>
    </style:style>
    <style:style style:family="graphic" style:name="Formula">
      <style:graphic-properties fo:margin-left="0cm" fo:margin-right="0cm" style:number-wrapped-paragraphs="no-limit" style:vertical-pos="middle" style:vertical-rel="text" style:wrap="parallel" style:wrap-contour="false" svg:y="0cm" text:anchor-type="as-char">
        <style:columns fo:column-count="1" fo:column-gap="0cm"/>
      </style:graphic-properties>
    </style:style>
    <style:style style:auto-update="true" style:family="graphic" style:name="Labels">
      <style:graphic-properties fo:margin-left="0.201cm" fo:margin-right="0.201cm" style:protect="size position" style:vertical-pos="top" style:vertical-rel="baseline" svg:y="0cm" text:anchor-type="as-char"/>
    </style:style>
    <style:style style:display-name="xl_frame_table" style:family="graphic" style:name="xl_5f_frame_5f_table">
      <style:graphic-properties style:rel-width="100%" svg:height="0.34cm" svg:width="12.901cm" text:anchor-type="paragraph"/>
    </style:style>
    <text:outline-style style:name="Outline">
      <text:outline-level-style style:num-format="1" text:level="1">
        <style:list-level-properties text:min-label-distance="1cm"/>
      </text:outline-level-style>
      <text:outline-level-style style:num-format="1" text:display-levels="2" text:level="2">
        <style:list-level-properties text:min-label-distance="0.4cm"/>
      </text:outline-level-style>
      <text:outline-level-style style:num-format="1" text:display-levels="3" text:level="3">
        <style:list-level-properties text:min-label-distance="0.25cm" text:min-label-width="1cm"/>
      </text:outline-level-style>
      <text:outline-level-style style:num-format="1" text:display-levels="4" text:level="4">
        <style:list-level-properties text:min-label-distance="0.25cm" text:min-label-width="1cm"/>
      </text:outline-level-style>
      <text:outline-level-style style:num-format="" text:level="5">
        <style:list-level-properties text:min-label-distance="0.199cm" text:min-label-width="0.101cm"/>
      </text:outline-level-style>
      <text:outline-level-style style:num-format="" text:level="6">
        <style:list-level-properties text:min-label-distance="0.199cm" text:min-label-width="0.101cm"/>
      </text:outline-level-style>
      <text:outline-level-style style:num-format="" text:level="7">
        <style:list-level-properties text:min-label-distance="0.199cm" text:min-label-width="0.101cm"/>
      </text:outline-level-style>
      <text:outline-level-style style:num-format="" text:level="8">
        <style:list-level-properties text:min-label-distance="0.199cm" text:min-label-width="0.101cm"/>
      </text:outline-level-style>
      <text:outline-level-style style:num-format="" text:level="9">
        <style:list-level-properties text:min-label-distance="0.199cm" text:min-label-width="0.101cm"/>
      </text:outline-level-style>
      <text:outline-level-style style:num-format="" text:level="10">
        <style:list-level-properties text:min-label-distance="0.199cm" text:min-label-width="0.101cm"/>
      </text:outline-level-style>
    </text:outline-style>
    <text:list-style style:display-name="Numbering 1" style:name="Numbering_20_1">
      <text:list-level-style-number style:num-format="1" style:num-suffix="." text:level="1">
        <style:list-level-properties text:min-label-width="0.499cm"/>
      </text:list-level-style-number>
      <text:list-level-style-number style:num-format="1" style:num-suffix="." text:level="2">
        <style:list-level-properties text:min-label-width="0.499cm" text:space-before="0.501cm"/>
      </text:list-level-style-number>
      <text:list-level-style-number style:num-format="1" style:num-suffix="." text:level="3">
        <style:list-level-properties text:min-label-width="0.499cm" text:space-before="1cm"/>
      </text:list-level-style-number>
      <text:list-level-style-number style:num-format="1" style:num-suffix="." text:level="4">
        <style:list-level-properties text:min-label-width="0.499cm" text:space-before="1.501cm"/>
      </text:list-level-style-number>
      <text:list-level-style-number style:num-format="1" style:num-suffix="." text:level="5">
        <style:list-level-properties text:min-label-width="0.499cm" text:space-before="2cm"/>
      </text:list-level-style-number>
      <text:list-level-style-number style:num-format="1" style:num-suffix="." text:level="6">
        <style:list-level-properties text:min-label-width="0.499cm" text:space-before="2.501cm"/>
      </text:list-level-style-number>
      <text:list-level-style-number style:num-format="1" style:num-suffix="." text:level="7">
        <style:list-level-properties text:min-label-width="0.499cm" text:space-before="3.001cm"/>
      </text:list-level-style-number>
      <text:list-level-style-number style:num-format="1" style:num-suffix="." text:level="8">
        <style:list-level-properties text:min-label-width="0.499cm" text:space-before="3.502cm"/>
      </text:list-level-style-number>
      <text:list-level-style-number style:num-format="1" style:num-suffix="." text:level="9">
        <style:list-level-properties text:min-label-width="0.499cm" text:space-before="4.001cm"/>
      </text:list-level-style-number>
      <text:list-level-style-number style:num-format="1" style:num-suffix="." text:level="10">
        <style:list-level-properties text:min-label-width="0.499cm" text:space-before="4.502cm"/>
      </text:list-level-style-number>
    </text:list-style>
    <text:list-style style:display-name="List 1" style:name="List_20_1">
      <text:list-level-style-bullet text:bullet-char="•" text:level="1">
        <style:list-level-properties text:min-label-width="0.4cm"/>
        <style:text-properties style:font-name="StarSymbol1"/>
      </text:list-level-style-bullet>
      <text:list-level-style-bullet text:bullet-char="•" text:level="2">
        <style:list-level-properties text:min-label-width="0.4cm" text:space-before="0.401cm"/>
        <style:text-properties style:font-name="StarSymbol1"/>
      </text:list-level-style-bullet>
      <text:list-level-style-bullet text:bullet-char="•" text:level="3">
        <style:list-level-properties text:min-label-width="0.4cm" text:space-before="0.799cm"/>
        <style:text-properties style:font-name="StarSymbol1"/>
      </text:list-level-style-bullet>
      <text:list-level-style-bullet text:bullet-char="•" text:level="4">
        <style:list-level-properties text:min-label-width="0.4cm" text:space-before="1.2cm"/>
        <style:text-properties style:font-name="StarSymbol1"/>
      </text:list-level-style-bullet>
      <text:list-level-style-bullet text:bullet-char="•" text:level="5">
        <style:list-level-properties text:min-label-width="0.4cm" text:space-before="1.6cm"/>
        <style:text-properties style:font-name="StarSymbol1"/>
      </text:list-level-style-bullet>
      <text:list-level-style-bullet text:bullet-char="•" text:level="6">
        <style:list-level-properties text:min-label-width="0.4cm" text:space-before="2.001cm"/>
        <style:text-properties style:font-name="StarSymbol1"/>
      </text:list-level-style-bullet>
      <text:list-level-style-bullet text:bullet-char="•" text:level="7">
        <style:list-level-properties text:min-label-width="0.4cm" text:space-before="2.399cm"/>
        <style:text-properties style:font-name="StarSymbol1"/>
      </text:list-level-style-bullet>
      <text:list-level-style-bullet text:bullet-char="•" text:level="8">
        <style:list-level-properties text:min-label-width="0.4cm" text:space-before="2.8cm"/>
        <style:text-properties style:font-name="StarSymbol1"/>
      </text:list-level-style-bullet>
      <text:list-level-style-bullet text:bullet-char="•" text:level="9">
        <style:list-level-properties text:min-label-width="0.4cm" text:space-before="3.2cm"/>
        <style:text-properties style:font-name="StarSymbol1"/>
      </text:list-level-style-bullet>
      <text:list-level-style-bullet text:bullet-char="•" text:level="10">
        <style:list-level-properties text:min-label-width="0.4cm" text:space-before="3.601cm"/>
        <style:text-properties style:font-name="StarSymbol1"/>
      </text:list-level-style-bullet>
    </text:list-style>
    <text:list-style style:display-name="xl_numbering_num" style:name="xl_5f_numbering_5f_num">
      <text:list-level-style-number style:num-format="1" style:num-suffix=")" text:level="1" text:style-name="xl_5f_font_5f_standard">
        <style:list-level-properties text:min-label-distance="0.199cm" text:min-label-width="0.75cm"/>
      </text:list-level-style-number>
      <text:list-level-style-number style:num-format="1" style:num-suffix=")" text:display-levels="2" text:level="2" text:style-name="xl_5f_font_5f_standard">
        <style:list-level-properties fo:text-align="end" text:min-label-width="0.499cm"/>
      </text:list-level-style-number>
      <text:list-level-style-number style:num-format="1" style:num-suffix=")" text:display-levels="3" text:level="3" text:style-name="xl_5f_font_5f_standard">
        <style:list-level-properties fo:text-align="end" text:min-label-width="0.499cm"/>
      </text:list-level-style-number>
      <text:list-level-style-number style:num-format="1" style:num-suffix=")" text:display-levels="4" text:level="4" text:style-name="xl_5f_font_5f_standard">
        <style:list-level-properties fo:text-align="end" text:min-label-width="0.499cm"/>
      </text:list-level-style-number>
      <text:list-level-style-number style:num-format="1" style:num-suffix=")" text:display-levels="5" text:level="5" text:style-name="xl_5f_font_5f_standard">
        <style:list-level-properties fo:text-align="end" text:min-label-width="0.499cm"/>
      </text:list-level-style-number>
      <text:list-level-style-number style:num-format="1" style:num-suffix=")" text:display-levels="6" text:level="6" text:style-name="xl_5f_font_5f_standard">
        <style:list-level-properties fo:text-align="end" text:min-label-width="0.499cm"/>
      </text:list-level-style-number>
      <text:list-level-style-number style:num-format="1" style:num-suffix=")" text:display-levels="7" text:level="7" text:style-name="xl_5f_font_5f_standard">
        <style:list-level-properties fo:text-align="end" text:min-label-width="0.499cm"/>
      </text:list-level-style-number>
      <text:list-level-style-number style:num-format="1" style:num-suffix=")" text:display-levels="8" text:level="8" text:style-name="xl_5f_font_5f_standard">
        <style:list-level-properties fo:text-align="end" text:min-label-width="0.499cm"/>
      </text:list-level-style-number>
      <text:list-level-style-number style:num-format="1" style:num-suffix=")" text:display-levels="9" text:level="9" text:style-name="xl_5f_font_5f_standard">
        <style:list-level-properties fo:text-align="end" text:min-label-width="0.499cm"/>
      </text:list-level-style-number>
      <text:list-level-style-number style:num-format="1" style:num-suffix=")" text:display-levels="10" text:level="10" text:style-name="xl_5f_font_5f_standard">
        <style:list-level-properties fo:text-align="end" text:min-label-width="0.499cm"/>
      </text:list-level-style-number>
    </text:list-style>
    <text:list-style style:display-name="xl_numbering_bullet" style:name="xl_5f_numbering_5f_bullet">
      <text:list-level-style-bullet text:bullet-char="•" text:level="1" text:style-name="xl_5f_font_5f_bullet">
        <style:list-level-properties text:min-label-distance="0.101cm" text:min-label-width="0.3cm"/>
        <style:text-properties style:font-name="StarSymbol1"/>
      </text:list-level-style-bullet>
      <text:list-level-style-bullet text:bullet-char="•" text:level="2" text:style-name="xl_5f_font_5f_bullet">
        <style:list-level-properties text:min-label-distance="0.101cm"/>
        <style:text-properties style:font-name="StarSymbol1"/>
      </text:list-level-style-bullet>
      <text:list-level-style-bullet text:bullet-char="•" text:level="3" text:style-name="xl_5f_font_5f_bullet">
        <style:list-level-properties text:min-label-distance="0.101cm"/>
        <style:text-properties style:font-name="StarSymbol1"/>
      </text:list-level-style-bullet>
      <text:list-level-style-bullet text:bullet-char="•" text:level="4" text:style-name="xl_5f_font_5f_bullet">
        <style:list-level-properties text:min-label-distance="0.101cm"/>
        <style:text-properties style:font-name="StarSymbol1"/>
      </text:list-level-style-bullet>
      <text:list-level-style-bullet text:bullet-char="•" text:level="5" text:style-name="xl_5f_font_5f_bullet">
        <style:list-level-properties text:min-label-distance="0.101cm"/>
        <style:text-properties style:font-name="StarSymbol1"/>
      </text:list-level-style-bullet>
      <text:list-level-style-bullet text:bullet-char="•" text:level="6" text:style-name="xl_5f_font_5f_bullet">
        <style:list-level-properties text:min-label-distance="0.101cm"/>
        <style:text-properties style:font-name="StarSymbol1"/>
      </text:list-level-style-bullet>
      <text:list-level-style-bullet text:bullet-char="•" text:level="7" text:style-name="xl_5f_font_5f_bullet">
        <style:list-level-properties text:min-label-distance="0.101cm"/>
        <style:text-properties style:font-name="StarSymbol1"/>
      </text:list-level-style-bullet>
      <text:list-level-style-bullet text:bullet-char="•" text:level="8" text:style-name="xl_5f_font_5f_bullet">
        <style:list-level-properties text:min-label-distance="0.101cm"/>
        <style:text-properties style:font-name="StarSymbol1"/>
      </text:list-level-style-bullet>
      <text:list-level-style-bullet text:bullet-char="•" text:level="9" text:style-name="xl_5f_font_5f_bullet">
        <style:list-level-properties text:min-label-distance="0.101cm"/>
        <style:text-properties style:font-name="StarSymbol1"/>
      </text:list-level-style-bullet>
      <text:list-level-style-bullet text:bullet-char="•" text:level="10" text:style-name="xl_5f_font_5f_bullet">
        <style:list-level-properties text:min-label-distance="0.101cm"/>
        <style:text-properties style:font-name="StarSymbol1"/>
      </text:list-level-style-bullet>
    </text:list-style>
    <text:notes-configuration style:num-format="1" text:citation-body-style-name="xl_5f_font_5f_footnode_5f_anchor" text:citation-style-name="xl_5f_font_5f_footnode_5f_symbol" text:default-style-name="xl_5f_spec_5f_footnode" text:footnotes-position="page" text:master-page-name="Footnote" text:note-class="footnote" text:start-numbering-at="document" text:start-value="0"/>
    <text:notes-configuration style:num-format="i" text:citation-style-name="Endnote_20_Symbol" text:master-page-name="Endnote" text:note-class="endnote" text:start-value="0"/>
    <text:linenumbering-configuration style:num-format="1" text:increment="5" text:number-lines="false" text:number-position="left" text:offset="0.499cm" text:style-name="Line_20_numbering"/>
  </office:styles>
  <office:automatic-styles>
    <style:style style:family="paragraph" style:name="MP1" style:parent-style-name="xl_5f_header_5f_footer">
      <style:paragraph-properties>
        <style:tab-stops>
          <style:tab-stop style:position="8.488cm" style:type="center"/>
          <style:tab-stop style:position="16.976cm" style:type="right"/>
        </style:tab-stops>
      </style:paragraph-properties>
    </style:style>
    <style:page-layout style:name="Mpm1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Mpm2">
      <style:page-layout-properties fo:margin-bottom="1cm" fo:margin-left="2cm" fo:margin-right="1cm" fo:margin-top="1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Mpm3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rel-width="25%"/>
      </style:page-layout-properties>
      <style:header-style/>
      <style:footer-style/>
    </style:page-layout>
    <style:page-layout style:name="Mpm4" style:page-usage="mirrored">
      <style:page-layout-properties fo:background-color="transparent" fo:margin-bottom="2cm" fo:margin-left="2.499cm" fo:margin-right="1.499cm" fo:margin-top="1cm" fo:page-height="29.7cm" fo:page-width="21.001cm" style:footnote-max-height="0cm" style:num-format="1" style:print-orientation="portrait" style:writing-mode="lr-tb">
        <style:background-image/>
        <style:columns fo:column-count="1" fo:column-gap="0cm"/>
        <style:footnote-sep style:adjustment="left" style:color="#000000" style:distance-after-sep="0.101cm" style:distance-before-sep="0.499cm" style:rel-width="25%" style:width="0.018cm"/>
      </style:page-layout-properties>
      <style:header-style>
        <style:header-footer-properties fo:margin-bottom="1cm" fo:margin-left="0cm" fo:margin-right="0cm" fo:min-height="1.499cm"/>
      </style:header-style>
      <style:footer-style>
        <style:header-footer-properties fo:margin-left="0cm" fo:margin-right="0cm" fo:margin-top="0.499cm" fo:min-height="0.998cm"/>
      </style:footer-style>
    </style:page-layout>
  </office:automatic-styles>
  <office:master-styles>
    <style:master-page style:name="Standard" style:page-layout-name="Mpm1"/>
    <style:master-page style:name="HTML" style:page-layout-name="Mpm2"/>
    <style:master-page style:name="Footnote" style:page-layout-name="Mpm3"/>
    <style:master-page style:name="Endnote" style:page-layout-name="Mpm3"/>
    <style:master-page style:display-name="xl_page_standard" style:name="xl_5f_page_5f_standard" style:page-layout-name="Mpm4">
      <style:header>
        <text:p text:style-name="xl_5f_header_5f_footer"><text:tab/><text:tab/><text:chapter text:display="number" text:outline-level="2">7</text:chapter><text:chapter text:display="name" text:outline-level="2">Glossary</text:chapter></text:p>
      </style:header>
      <style:header-left>
        <text:p text:style-name="xl_5f_header_5f_footer"><text:chapter text:display="number" text:outline-level="1">7</text:chapter><text:chapter text:display="name" text:outline-level="1">Glossary</text:chapter></text:p>
      </style:header-left>
      <style:footer>
        <text:p text:style-name="MP1"><text:tab/><text:tab/><text:page-number text:select-page="current">21</text:page-number></text:p>
      </style:footer>
      <style:footer-left>
        <text:p text:style-name="MP1"><text:page-number text:select-page="current">20</text:page-number></text:p>
      </style:footer-left>
    </style:master-page>
    <style:master-page style:display-name="xl_page_title" style:name="xl_5f_page_5f_title" style:next-style-name="xl_5f_page_5f_standard" style:page-layout-name="Mpm1"/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generator>StarOffice/8$Win32 OpenOffice.org_project/680m18$Build-9161</meta:generator>
    <dc:title>The Microsoft Compound Document File Format</dc:title>
    <meta:creation-date>2004-08-30T19:23:52</meta:creation-date>
    <dc:date>2019-07-23T14:11:03</dc:date>
    <meta:print-date>2004-09-01T19:06:30</meta:print-date>
    <dc:language>en-US</dc:language>
    <meta:editing-cycles>94</meta:editing-cycles>
    <meta:editing-duration>PT0.434S</meta:editing-duration>
    <meta:document-statistic meta:character-count="298" meta:image-count="1" meta:object-count="0" meta:page-count="1" meta:paragraph-count="16" meta:table-count="1" meta:word-count="48"/>
    <meta:user-defined meta:name="Info 0"/>
    <meta:user-defined meta:name="Info 1"/>
    <meta:user-defined meta:name="Info 2"/>
    <meta:user-defined meta:name="Info 3"/>
  </office:meta>
</office:document-meta>
</file>